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5.463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9.857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5.973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136cm"/>
    </style:style>
    <style:style style:name="co14" style:family="table-column">
      <style:table-column-properties fo:break-before="auto" style:column-width="2.849cm"/>
    </style:style>
    <style:style style:name="co15" style:family="table-column">
      <style:table-column-properties fo:break-before="auto" style:column-width="3.14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7.315cm"/>
    </style:style>
    <style:style style:name="co18" style:family="table-column">
      <style:table-column-properties fo:break-before="auto" style:column-width="5.791cm"/>
    </style:style>
    <style:style style:name="co19" style:family="table-column">
      <style:table-column-properties fo:break-before="auto" style:column-width="3.357cm"/>
    </style:style>
    <style:style style:name="co20" style:family="table-column">
      <style:table-column-properties fo:break-before="auto" style:column-width="4.374cm"/>
    </style:style>
    <style:style style:name="co21" style:family="table-column">
      <style:table-column-properties fo:break-before="auto" style:column-width="4.23cm"/>
    </style:style>
    <style:style style:name="co22" style:family="table-column">
      <style:table-column-properties fo:break-before="auto" style:column-width="7.133cm"/>
    </style:style>
    <style:style style:name="co23" style:family="table-column">
      <style:table-column-properties fo:break-before="auto" style:column-width="6.989cm"/>
    </style:style>
    <style:style style:name="co24" style:family="table-column">
      <style:table-column-properties fo:break-before="auto" style:column-width="9.495cm"/>
    </style:style>
    <style:style style:name="co25" style:family="table-column">
      <style:table-column-properties fo:break-before="auto" style:column-width="5.935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ath succeeded (0=no, 1=yes)</text:p>
          </table:table-cell>
          <table:table-cell office:value-type="string" calcext:value-type="string">
            <text:p>Trial time (s)</text:p>
          </table:table-cell>
          <table:table-cell office:value-type="string" calcext:value-type="string">
            <text:p>Distance travelled (m)</text:p>
          </table:table-cell>
          <table:table-cell office:value-type="string" calcext:value-type="string">
            <text:p>Walked path</text:p>
          </table:table-cell>
          <table:table-cell office:value-type="string" calcext:value-type="string">
            <text:p>Number of travelled areas</text:p>
          </table:table-cell>
          <table:table-cell office:value-type="string" calcext:value-type="string">
            <text:p>Mean time in area (s)</text:p>
          </table:table-cell>
          <table:table-cell office:value-type="string" calcext:value-type="string">
            <text:p>Number of errors</text:p>
          </table:table-cell>
          <table:table-cell office:value-type="string" calcext:value-type="string">
            <text:p>Number of areas travelled by error</text:p>
          </table:table-cell>
          <table:table-cell office:value-type="string" calcext:value-type="string">
            <text:p>Time spent in error (s)</text:p>
          </table:table-cell>
          <table:table-cell office:value-type="string" calcext:value-type="string">
            <text:p>Distance travelled in error (m)</text:p>
          </table:table-cell>
          <table:table-cell office:value-type="string" calcext:value-type="string">
            <text:p>Step count</text:p>
          </table:table-cell>
          <table:table-cell office:value-type="string" calcext:value-type="string">
            <text:p>Step length (m)</text:p>
          </table:table-cell>
          <table:table-cell office:value-type="string" calcext:value-type="string">
            <text:p>Walk speed (m/s)</text:p>
          </table:table-cell>
          <table:table-cell office:value-type="string" calcext:value-type="string">
            <text:p>Step frequency (/s)</text:p>
          </table:table-cell>
          <table:table-cell office:value-type="string" calcext:value-type="string">
            <text:p>Proportion of time left foot was in front (%)</text:p>
          </table:table-cell>
          <table:table-cell office:value-type="string" calcext:value-type="string">
            <text:p>Step length asymmetry index (%)</text:p>
          </table:table-cell>
          <table:table-cell office:value-type="string" calcext:value-type="string">
            <text:p>Step length ratio</text:p>
          </table:table-cell>
          <table:table-cell office:value-type="string" calcext:value-type="string">
            <text:p>Number of pauses</text:p>
          </table:table-cell>
          <table:table-cell office:value-type="string" calcext:value-type="string">
            <text:p>Mean pause duration (s)</text:p>
          </table:table-cell>
          <table:table-cell office:value-type="string" calcext:value-type="string">
            <text:p>Total pause duration (s)</text:p>
          </table:table-cell>
          <table:table-cell office:value-type="string" calcext:value-type="string">
            <text:p>Mean time spent looking at landmarks (s)</text:p>
          </table:table-cell>
          <table:table-cell office:value-type="string" calcext:value-type="string">
            <text:p>Total time spent looking at landmarks (s)</text:p>
          </table:table-cell>
          <table:table-cell office:value-type="string" calcext:value-type="string">
            <text:p>Total time spent looking at landmarks during pauses (s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45.1378" calcext:value-type="float">
            <text:p>45,1378</text:p>
          </table:table-cell>
          <table:table-cell office:value-type="float" office:value="25.05571" calcext:value-type="float">
            <text:p>25,05571</text:p>
          </table:table-cell>
          <table:table-cell office:value-type="string" calcext:value-type="string">
            <text:p>45.44.43.42.41.42.43.44.45</text:p>
          </table:table-cell>
          <table:table-cell office:value-type="float" office:value="9" calcext:value-type="float">
            <text:p>9</text:p>
          </table:table-cell>
          <table:table-cell office:value-type="float" office:value="5.015311" calcext:value-type="float">
            <text:p>5,015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8887848" calcext:value-type="float">
            <text:p>0,8887848</text:p>
          </table:table-cell>
          <table:table-cell office:value-type="float" office:value="0.5551767" calcext:value-type="float">
            <text:p>0,5551767</text:p>
          </table:table-cell>
          <table:table-cell office:value-type="float" office:value="1.2238" calcext:value-type="float">
            <text:p>1,2238</text:p>
          </table:table-cell>
          <table:table-cell office:value-type="float" office:value="63.61446" calcext:value-type="float">
            <text:p>63,61446</text:p>
          </table:table-cell>
          <table:table-cell office:value-type="float" office:value="6.305527" calcext:value-type="float">
            <text:p>6,305527</text:p>
          </table:table-cell>
          <table:table-cell office:value-type="float" office:value="0.938872" calcext:value-type="float">
            <text:p>0,9388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320805" calcext:value-type="float">
            <text:p>4,3208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2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9.39301" calcext:value-type="float">
            <text:p>29,39301</text:p>
          </table:table-cell>
          <table:table-cell office:value-type="float" office:value="23.78341" calcext:value-type="float">
            <text:p>23,78341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672092" calcext:value-type="float">
            <text:p>2,672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117636" calcext:value-type="float">
            <text:p>1,117636</text:p>
          </table:table-cell>
          <table:table-cell office:value-type="float" office:value="0.8094307" calcext:value-type="float">
            <text:p>0,8094307</text:p>
          </table:table-cell>
          <table:table-cell office:value-type="float" office:value="1.400508" calcext:value-type="float">
            <text:p>1,400508</text:p>
          </table:table-cell>
          <table:table-cell office:value-type="float" office:value="44.53353" calcext:value-type="float">
            <text:p>44,53353</text:p>
          </table:table-cell>
          <table:table-cell office:value-type="float" office:value="6.184554" calcext:value-type="float">
            <text:p>6,184554</text:p>
          </table:table-cell>
          <table:table-cell office:value-type="float" office:value="0.9400095" calcext:value-type="float">
            <text:p>0,94000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3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7.56302" calcext:value-type="float">
            <text:p>27,56302</text:p>
          </table:table-cell>
          <table:table-cell office:value-type="float" office:value="25.03342" calcext:value-type="float">
            <text:p>25,03342</text:p>
          </table:table-cell>
          <table:table-cell office:value-type="string" calcext:value-type="string">
            <text:p>45.44.43.42.41.42.43.44.45</text:p>
          </table:table-cell>
          <table:table-cell office:value-type="float" office:value="9" calcext:value-type="float">
            <text:p>9</text:p>
          </table:table-cell>
          <table:table-cell office:value-type="float" office:value="3.062558" calcext:value-type="float">
            <text:p>3,062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358556" calcext:value-type="float">
            <text:p>1,358556</text:p>
          </table:table-cell>
          <table:table-cell office:value-type="float" office:value="0.9085077" calcext:value-type="float">
            <text:p>0,9085077</text:p>
          </table:table-cell>
          <table:table-cell office:value-type="float" office:value="1.447385" calcext:value-type="float">
            <text:p>1,447385</text:p>
          </table:table-cell>
          <table:table-cell office:value-type="float" office:value="49.92489" calcext:value-type="float">
            <text:p>49,92489</text:p>
          </table:table-cell>
          <table:table-cell office:value-type="float" office:value="1.244182" calcext:value-type="float">
            <text:p>1,244182</text:p>
          </table:table-cell>
          <table:table-cell office:value-type="float" office:value="0.9876351" calcext:value-type="float">
            <text:p>0,98763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4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8.64009" calcext:value-type="float">
            <text:p>28,64009</text:p>
          </table:table-cell>
          <table:table-cell office:value-type="float" office:value="26.47246" calcext:value-type="float">
            <text:p>26,47246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603644" calcext:value-type="float">
            <text:p>2,603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.248269" calcext:value-type="float">
            <text:p>1,248269</text:p>
          </table:table-cell>
          <table:table-cell office:value-type="float" office:value="0.9245899" calcext:value-type="float">
            <text:p>0,9245899</text:p>
          </table:table-cell>
          <table:table-cell office:value-type="float" office:value="1.593522" calcext:value-type="float">
            <text:p>1,593522</text:p>
          </table:table-cell>
          <table:table-cell office:value-type="float" office:value="56.58747" calcext:value-type="float">
            <text:p>56,58747</text:p>
          </table:table-cell>
          <table:table-cell office:value-type="float" office:value="4.35463" calcext:value-type="float">
            <text:p>4,35463</text:p>
          </table:table-cell>
          <table:table-cell office:value-type="float" office:value="0.9573816" calcext:value-type="float">
            <text:p>0,95738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5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6.45924" calcext:value-type="float">
            <text:p>26,45924</text:p>
          </table:table-cell>
          <table:table-cell office:value-type="float" office:value="26.29765" calcext:value-type="float">
            <text:p>26,29765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405385" calcext:value-type="float">
            <text:p>2,405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316044" calcext:value-type="float">
            <text:p>1,316044</text:p>
          </table:table-cell>
          <table:table-cell office:value-type="float" office:value="0.9941906" calcext:value-type="float">
            <text:p>0,9941906</text:p>
          </table:table-cell>
          <table:table-cell office:value-type="float" office:value="1.532394" calcext:value-type="float">
            <text:p>1,532394</text:p>
          </table:table-cell>
          <table:table-cell office:value-type="float" office:value="48.13622" calcext:value-type="float">
            <text:p>48,13622</text:p>
          </table:table-cell>
          <table:table-cell office:value-type="float" office:value="8.359759" calcext:value-type="float">
            <text:p>8,359759</text:p>
          </table:table-cell>
          <table:table-cell office:value-type="float" office:value="0.9197565" calcext:value-type="float">
            <text:p>0,91975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7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3.47804" calcext:value-type="float">
            <text:p>23,47804</text:p>
          </table:table-cell>
          <table:table-cell office:value-type="float" office:value="25.42378" calcext:value-type="float">
            <text:p>25,42378</text:p>
          </table:table-cell>
          <table:table-cell office:value-type="string" calcext:value-type="string">
            <text:p>45.44.43.42.41.42.43.44.45</text:p>
          </table:table-cell>
          <table:table-cell office:value-type="float" office:value="9" calcext:value-type="float">
            <text:p>9</text:p>
          </table:table-cell>
          <table:table-cell office:value-type="float" office:value="2.608671" calcext:value-type="float">
            <text:p>2,608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415914" calcext:value-type="float">
            <text:p>1,415914</text:p>
          </table:table-cell>
          <table:table-cell office:value-type="float" office:value="1.08319" calcext:value-type="float">
            <text:p>1,08319</text:p>
          </table:table-cell>
          <table:table-cell office:value-type="float" office:value="1.63416" calcext:value-type="float">
            <text:p>1,63416</text:p>
          </table:table-cell>
          <table:table-cell office:value-type="float" office:value="49.24078" calcext:value-type="float">
            <text:p>49,24078</text:p>
          </table:table-cell>
          <table:table-cell office:value-type="float" office:value="1.761024" calcext:value-type="float">
            <text:p>1,761024</text:p>
          </table:table-cell>
          <table:table-cell office:value-type="float" office:value="0.9825435" calcext:value-type="float">
            <text:p>0,98254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8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2.73841" calcext:value-type="float">
            <text:p>22,73841</text:p>
          </table:table-cell>
          <table:table-cell office:value-type="float" office:value="26.09938" calcext:value-type="float">
            <text:p>26,09938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067128" calcext:value-type="float">
            <text:p>2,06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395755" calcext:value-type="float">
            <text:p>1,395755</text:p>
          </table:table-cell>
          <table:table-cell office:value-type="float" office:value="1.148265" calcext:value-type="float">
            <text:p>1,148265</text:p>
          </table:table-cell>
          <table:table-cell office:value-type="float" office:value="1.360159" calcext:value-type="float">
            <text:p>1,360159</text:p>
          </table:table-cell>
          <table:table-cell office:value-type="float" office:value="49.31507" calcext:value-type="float">
            <text:p>49,31507</text:p>
          </table:table-cell>
          <table:table-cell office:value-type="float" office:value="5.24644" calcext:value-type="float">
            <text:p>5,24644</text:p>
          </table:table-cell>
          <table:table-cell office:value-type="float" office:value="0.9488767" calcext:value-type="float">
            <text:p>0,94887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9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7.45883" calcext:value-type="float">
            <text:p>27,45883</text:p>
          </table:table-cell>
          <table:table-cell office:value-type="float" office:value="25.8864" calcext:value-type="float">
            <text:p>25,8864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496258" calcext:value-type="float">
            <text:p>2,496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.223125" calcext:value-type="float">
            <text:p>1,223125</text:p>
          </table:table-cell>
          <table:table-cell office:value-type="float" office:value="0.94301" calcext:value-type="float">
            <text:p>0,94301</text:p>
          </table:table-cell>
          <table:table-cell office:value-type="float" office:value="1.675178" calcext:value-type="float">
            <text:p>1,675178</text:p>
          </table:table-cell>
          <table:table-cell office:value-type="float" office:value="46.40805" calcext:value-type="float">
            <text:p>46,40805</text:p>
          </table:table-cell>
          <table:table-cell office:value-type="float" office:value="0.6684047" calcext:value-type="float">
            <text:p>0,6684047</text:p>
          </table:table-cell>
          <table:table-cell office:value-type="float" office:value="0.9933382" calcext:value-type="float">
            <text:p>0,99333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0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4.31793" calcext:value-type="float">
            <text:p>24,31793</text:p>
          </table:table-cell>
          <table:table-cell office:value-type="float" office:value="25.85706" calcext:value-type="float">
            <text:p>25,85706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210721" calcext:value-type="float">
            <text:p>2,2107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388992" calcext:value-type="float">
            <text:p>1,388992</text:p>
          </table:table-cell>
          <table:table-cell office:value-type="float" office:value="1.063698" calcext:value-type="float">
            <text:p>1,063698</text:p>
          </table:table-cell>
          <table:table-cell office:value-type="float" office:value="1.384839" calcext:value-type="float">
            <text:p>1,384839</text:p>
          </table:table-cell>
          <table:table-cell office:value-type="float" office:value="49.15807" calcext:value-type="float">
            <text:p>49,15807</text:p>
          </table:table-cell>
          <table:table-cell office:value-type="float" office:value="11.22657" calcext:value-type="float">
            <text:p>11,22657</text:p>
          </table:table-cell>
          <table:table-cell office:value-type="float" office:value="0.8937011" calcext:value-type="float">
            <text:p>0,89370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0.04778" calcext:value-type="float">
            <text:p>20,04778</text:p>
          </table:table-cell>
          <table:table-cell office:value-type="float" office:value="27.08055" calcext:value-type="float">
            <text:p>27,08055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1.822525" calcext:value-type="float">
            <text:p>1,822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60002" calcext:value-type="float">
            <text:p>1,60002</text:p>
          </table:table-cell>
          <table:table-cell office:value-type="float" office:value="1.351297" calcext:value-type="float">
            <text:p>1,351297</text:p>
          </table:table-cell>
          <table:table-cell office:value-type="float" office:value="1.539441" calcext:value-type="float">
            <text:p>1,539441</text:p>
          </table:table-cell>
          <table:table-cell office:value-type="float" office:value="48.05556" calcext:value-type="float">
            <text:p>48,05556</text:p>
          </table:table-cell>
          <table:table-cell office:value-type="float" office:value="6.835605" calcext:value-type="float">
            <text:p>6,835605</text:p>
          </table:table-cell>
          <table:table-cell office:value-type="float" office:value="0.933903" calcext:value-type="float">
            <text:p>0,9339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2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5.66802" calcext:value-type="float">
            <text:p>25,66802</text:p>
          </table:table-cell>
          <table:table-cell office:value-type="float" office:value="27.00274" calcext:value-type="float">
            <text:p>27,00274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333457" calcext:value-type="float">
            <text:p>2,333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197467" calcext:value-type="float">
            <text:p>1,197467</text:p>
          </table:table-cell>
          <table:table-cell office:value-type="float" office:value="1.052359" calcext:value-type="float">
            <text:p>1,052359</text:p>
          </table:table-cell>
          <table:table-cell office:value-type="float" office:value="1.838019" calcext:value-type="float">
            <text:p>1,838019</text:p>
          </table:table-cell>
          <table:table-cell office:value-type="float" office:value="47.59358" calcext:value-type="float">
            <text:p>47,59358</text:p>
          </table:table-cell>
          <table:table-cell office:value-type="float" office:value="1.755723" calcext:value-type="float">
            <text:p>1,755723</text:p>
          </table:table-cell>
          <table:table-cell office:value-type="float" office:value="0.9825956" calcext:value-type="float">
            <text:p>0,98259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3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4.843" calcext:value-type="float">
            <text:p>24,843</text:p>
          </table:table-cell>
          <table:table-cell office:value-type="float" office:value="23.73348" calcext:value-type="float">
            <text:p>23,73348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258454" calcext:value-type="float">
            <text:p>2,258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383041" calcext:value-type="float">
            <text:p>1,383041</text:p>
          </table:table-cell>
          <table:table-cell office:value-type="float" office:value="0.9556229" calcext:value-type="float">
            <text:p>0,9556229</text:p>
          </table:table-cell>
          <table:table-cell office:value-type="float" office:value="0.9148055" calcext:value-type="float">
            <text:p>0,9148055</text:p>
          </table:table-cell>
          <table:table-cell office:value-type="float" office:value="45.73202" calcext:value-type="float">
            <text:p>45,73202</text:p>
          </table:table-cell>
          <table:table-cell office:value-type="float" office:value="0.7363876" calcext:value-type="float">
            <text:p>0,7363876</text:p>
          </table:table-cell>
          <table:table-cell office:value-type="float" office:value="0.9926631" calcext:value-type="float">
            <text:p>0,99266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4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9.009" calcext:value-type="float">
            <text:p>29,009</text:p>
          </table:table-cell>
          <table:table-cell office:value-type="float" office:value="25.71573" calcext:value-type="float">
            <text:p>25,71573</text:p>
          </table:table-cell>
          <table:table-cell office:value-type="string" calcext:value-type="string">
            <text:p>45.44.43.42.41.42.43.44.45</text:p>
          </table:table-cell>
          <table:table-cell office:value-type="float" office:value="9" calcext:value-type="float">
            <text:p>9</text:p>
          </table:table-cell>
          <table:table-cell office:value-type="float" office:value="3.223222" calcext:value-type="float">
            <text:p>3,223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89601" calcext:value-type="float">
            <text:p>1,289601</text:p>
          </table:table-cell>
          <table:table-cell office:value-type="float" office:value="0.886753" calcext:value-type="float">
            <text:p>0,886753</text:p>
          </table:table-cell>
          <table:table-cell office:value-type="float" office:value="1.129248" calcext:value-type="float">
            <text:p>1,129248</text:p>
          </table:table-cell>
          <table:table-cell office:value-type="float" office:value="71.83693" calcext:value-type="float">
            <text:p>71,83693</text:p>
          </table:table-cell>
          <table:table-cell office:value-type="float" office:value="7.266824" calcext:value-type="float">
            <text:p>7,266824</text:p>
          </table:table-cell>
          <table:table-cell office:value-type="float" office:value="0.9298795" calcext:value-type="float">
            <text:p>0,9298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49393" calcext:value-type="float">
            <text:p>2,4493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5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2.32203" calcext:value-type="float">
            <text:p>22,32203</text:p>
          </table:table-cell>
          <table:table-cell office:value-type="float" office:value="21.83103" calcext:value-type="float">
            <text:p>21,83103</text:p>
          </table:table-cell>
          <table:table-cell office:value-type="string" calcext:value-type="string">
            <text:p>45.44.43.42.41.42.43.44.45</text:p>
          </table:table-cell>
          <table:table-cell office:value-type="float" office:value="9" calcext:value-type="float">
            <text:p>9</text:p>
          </table:table-cell>
          <table:table-cell office:value-type="float" office:value="2.480225" calcext:value-type="float">
            <text:p>2,480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394942" calcext:value-type="float">
            <text:p>1,394942</text:p>
          </table:table-cell>
          <table:table-cell office:value-type="float" office:value="0.9784515" calcext:value-type="float">
            <text:p>0,9784515</text:p>
          </table:table-cell>
          <table:table-cell office:value-type="float" office:value="0.9054843" calcext:value-type="float">
            <text:p>0,9054843</text:p>
          </table:table-cell>
          <table:table-cell office:value-type="float" office:value="48.04401" calcext:value-type="float">
            <text:p>48,04401</text:p>
          </table:table-cell>
          <table:table-cell office:value-type="float" office:value="13.12211" calcext:value-type="float">
            <text:p>13,12211</text:p>
          </table:table-cell>
          <table:table-cell office:value-type="float" office:value="0.8768583" calcext:value-type="float">
            <text:p>0,87685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6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2.27796" calcext:value-type="float">
            <text:p>22,27796</text:p>
          </table:table-cell>
          <table:table-cell office:value-type="float" office:value="26.7874" calcext:value-type="float">
            <text:p>26,7874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02527" calcext:value-type="float">
            <text:p>2,02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05117" calcext:value-type="float">
            <text:p>1,805117</text:p>
          </table:table-cell>
          <table:table-cell office:value-type="float" office:value="1.202822" calcext:value-type="float">
            <text:p>1,202822</text:p>
          </table:table-cell>
          <table:table-cell office:value-type="float" office:value="0.5353079" calcext:value-type="float">
            <text:p>0,5353079</text:p>
          </table:table-cell>
          <table:table-cell office:value-type="float" office:value="69.8253" calcext:value-type="float">
            <text:p>69,8253</text:p>
          </table:table-cell>
          <table:table-cell office:value-type="float" office:value="3.614576" calcext:value-type="float">
            <text:p>3,614576</text:p>
          </table:table-cell>
          <table:table-cell office:value-type="float" office:value="0.9644959" calcext:value-type="float">
            <text:p>0,96449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7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30.73678" calcext:value-type="float">
            <text:p>30,73678</text:p>
          </table:table-cell>
          <table:table-cell office:value-type="float" office:value="27.09356" calcext:value-type="float">
            <text:p>27,09356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794253" calcext:value-type="float">
            <text:p>2,794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166938" calcext:value-type="float">
            <text:p>1,166938</text:p>
          </table:table-cell>
          <table:table-cell office:value-type="float" office:value="0.8817003" calcext:value-type="float">
            <text:p>0,8817003</text:p>
          </table:table-cell>
          <table:table-cell office:value-type="float" office:value="0.7609227" calcext:value-type="float">
            <text:p>0,7609227</text:p>
          </table:table-cell>
          <table:table-cell office:value-type="float" office:value="83.40688" calcext:value-type="float">
            <text:p>83,40688</text:p>
          </table:table-cell>
          <table:table-cell office:value-type="float" office:value="4.907463" calcext:value-type="float">
            <text:p>4,907463</text:p>
          </table:table-cell>
          <table:table-cell office:value-type="float" office:value="0.9521007" calcext:value-type="float">
            <text:p>0,9521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4124" calcext:value-type="float">
            <text:p>10,41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8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23.16236" calcext:value-type="float">
            <text:p>23,16236</text:p>
          </table:table-cell>
          <table:table-cell office:value-type="float" office:value="25.91752" calcext:value-type="float">
            <text:p>25,91752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2.105669" calcext:value-type="float">
            <text:p>2,1056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399572" calcext:value-type="float">
            <text:p>1,399572</text:p>
          </table:table-cell>
          <table:table-cell office:value-type="float" office:value="1.119401" calcext:value-type="float">
            <text:p>1,119401</text:p>
          </table:table-cell>
          <table:table-cell office:value-type="float" office:value="1.663132" calcext:value-type="float">
            <text:p>1,663132</text:p>
          </table:table-cell>
          <table:table-cell office:value-type="float" office:value="46.47641" calcext:value-type="float">
            <text:p>46,47641</text:p>
          </table:table-cell>
          <table:table-cell office:value-type="float" office:value="4.258798" calcext:value-type="float">
            <text:p>4,258798</text:p>
          </table:table-cell>
          <table:table-cell office:value-type="float" office:value="0.9583" calcext:value-type="float">
            <text:p>0,95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9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43.13634" calcext:value-type="float">
            <text:p>43,13634</text:p>
          </table:table-cell>
          <table:table-cell office:value-type="float" office:value="27.53681" calcext:value-type="float">
            <text:p>27,53681</text:p>
          </table:table-cell>
          <table:table-cell office:value-type="string" calcext:value-type="string">
            <text:p>45.44.43.42.41.40.41.42.43.44.45</text:p>
          </table:table-cell>
          <table:table-cell office:value-type="float" office:value="11" calcext:value-type="float">
            <text:p>11</text:p>
          </table:table-cell>
          <table:table-cell office:value-type="float" office:value="3.921486" calcext:value-type="float">
            <text:p>3,9214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9770272" calcext:value-type="float">
            <text:p>0,9770272</text:p>
          </table:table-cell>
          <table:table-cell office:value-type="float" office:value="0.6384607" calcext:value-type="float">
            <text:p>0,6384607</text:p>
          </table:table-cell>
          <table:table-cell office:value-type="float" office:value="1.426063" calcext:value-type="float">
            <text:p>1,426063</text:p>
          </table:table-cell>
          <table:table-cell office:value-type="float" office:value="52.56366" calcext:value-type="float">
            <text:p>52,56366</text:p>
          </table:table-cell>
          <table:table-cell office:value-type="float" office:value="1.438721" calcext:value-type="float">
            <text:p>1,438721</text:p>
          </table:table-cell>
          <table:table-cell office:value-type="float" office:value="0.9857156" calcext:value-type="float">
            <text:p>0,98571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20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32.31718" calcext:value-type="float">
            <text:p>32,31718</text:p>
          </table:table-cell>
          <table:table-cell office:value-type="float" office:value="26.23769" calcext:value-type="float">
            <text:p>26,23769</text:p>
          </table:table-cell>
          <table:table-cell office:value-type="string" calcext:value-type="string">
            <text:p>45.44.43.42.41.42.43.44.45</text:p>
          </table:table-cell>
          <table:table-cell office:value-type="float" office:value="9" calcext:value-type="float">
            <text:p>9</text:p>
          </table:table-cell>
          <table:table-cell office:value-type="float" office:value="3.590797" calcext:value-type="float">
            <text:p>3,590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125817" calcext:value-type="float">
            <text:p>1,125817</text:p>
          </table:table-cell>
          <table:table-cell office:value-type="float" office:value="0.812061" calcext:value-type="float">
            <text:p>0,812061</text:p>
          </table:table-cell>
          <table:table-cell office:value-type="float" office:value="1.322119" calcext:value-type="float">
            <text:p>1,322119</text:p>
          </table:table-cell>
          <table:table-cell office:value-type="float" office:value="59.96433" calcext:value-type="float">
            <text:p>59,96433</text:p>
          </table:table-cell>
          <table:table-cell office:value-type="float" office:value="3.942224" calcext:value-type="float">
            <text:p>3,942224</text:p>
          </table:table-cell>
          <table:table-cell office:value-type="float" office:value="0.9613398" calcext:value-type="float">
            <text:p>0,96133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02.4613" calcext:value-type="float">
            <text:p>102,4613</text:p>
          </table:table-cell>
          <table:table-cell office:value-type="float" office:value="24.69917" calcext:value-type="float">
            <text:p>24,69917</text:p>
          </table:table-cell>
          <table:table-cell office:value-type="string" calcext:value-type="string">
            <text:p>11.12.11.12.13.23.33.32.42.43.44</text:p>
          </table:table-cell>
          <table:table-cell office:value-type="float" office:value="11" calcext:value-type="float">
            <text:p>11</text:p>
          </table:table-cell>
          <table:table-cell office:value-type="float" office:value="9.31466" calcext:value-type="float">
            <text:p>9,314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40934" calcext:value-type="float">
            <text:p>0,540934</text:p>
          </table:table-cell>
          <table:table-cell office:value-type="float" office:value="0.2410801" calcext:value-type="float">
            <text:p>0,2410801</text:p>
          </table:table-cell>
          <table:table-cell office:value-type="float" office:value="0.5783635" calcext:value-type="float">
            <text:p>0,5783635</text:p>
          </table:table-cell>
          <table:table-cell office:value-type="float" office:value="21.56925" calcext:value-type="float">
            <text:p>21,56925</text:p>
          </table:table-cell>
          <table:table-cell office:value-type="float" office:value="9.400925" calcext:value-type="float">
            <text:p>9,400925</text:p>
          </table:table-cell>
          <table:table-cell office:value-type="float" office:value="0.9102113" calcext:value-type="float">
            <text:p>0,9102113</text:p>
          </table:table-cell>
          <table:table-cell office:value-type="float" office:value="10" calcext:value-type="float">
            <text:p>10</text:p>
          </table:table-cell>
          <table:table-cell office:value-type="float" office:value="3.144261" calcext:value-type="float">
            <text:p>3,144261</text:p>
          </table:table-cell>
          <table:table-cell office:value-type="float" office:value="31.44261" calcext:value-type="float">
            <text:p>31,44261</text:p>
          </table:table-cell>
          <table:table-cell office:value-type="float" office:value="5.322506" calcext:value-type="float">
            <text:p>5,322506</text:p>
          </table:table-cell>
          <table:table-cell office:value-type="float" office:value="42.58005" calcext:value-type="float">
            <text:p>42,58005</text:p>
          </table:table-cell>
          <table:table-cell office:value-type="float" office:value="16.53999" calcext:value-type="float">
            <text:p>16,53999</text:p>
          </table:table-cell>
          <table:table-cell office:value-type="string" calcext:value-type="string">
            <text:p>Perte d’un marqueur pied gauch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48.1608" calcext:value-type="float">
            <text:p>148,1608</text:p>
          </table:table-cell>
          <table:table-cell office:value-type="float" office:value="46.29977" calcext:value-type="float">
            <text:p>46,29977</text:p>
          </table:table-cell>
          <table:table-cell office:value-type="string" calcext:value-type="string">
            <text:p>45.35.34.32.34.23.13.12.11.21.31</text:p>
          </table:table-cell>
          <table:table-cell office:value-type="float" office:value="11" calcext:value-type="float">
            <text:p>11</text:p>
          </table:table-cell>
          <table:table-cell office:value-type="float" office:value="13.46917" calcext:value-type="float">
            <text:p>13,469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57472" calcext:value-type="float">
            <text:p>33,57472</text:p>
          </table:table-cell>
          <table:table-cell office:value-type="float" office:value="0.3198871" calcext:value-type="float">
            <text:p>0,3198871</text:p>
          </table:table-cell>
          <table:table-cell office:value-type="float" office:value="88" calcext:value-type="float">
            <text:p>88</text:p>
          </table:table-cell>
          <table:table-cell office:value-type="float" office:value="0.7039877" calcext:value-type="float">
            <text:p>0,7039877</text:p>
          </table:table-cell>
          <table:table-cell office:value-type="float" office:value="0.3125158" calcext:value-type="float">
            <text:p>0,3125158</text:p>
          </table:table-cell>
          <table:table-cell office:value-type="float" office:value="0.6065465" calcext:value-type="float">
            <text:p>0,6065465</text:p>
          </table:table-cell>
          <table:table-cell office:value-type="float" office:value="56.89969" calcext:value-type="float">
            <text:p>56,89969</text:p>
          </table:table-cell>
          <table:table-cell office:value-type="float" office:value="16.05677" calcext:value-type="float">
            <text:p>16,05677</text:p>
          </table:table-cell>
          <table:table-cell office:value-type="float" office:value="0.8513653" calcext:value-type="float">
            <text:p>0,8513653</text:p>
          </table:table-cell>
          <table:table-cell office:value-type="float" office:value="7" calcext:value-type="float">
            <text:p>7</text:p>
          </table:table-cell>
          <table:table-cell office:value-type="float" office:value="4.60057" calcext:value-type="float">
            <text:p>4,60057</text:p>
          </table:table-cell>
          <table:table-cell office:value-type="float" office:value="32.20399" calcext:value-type="float">
            <text:p>32,20399</text:p>
          </table:table-cell>
          <table:table-cell office:value-type="float" office:value="1.942512" calcext:value-type="float">
            <text:p>1,942512</text:p>
          </table:table-cell>
          <table:table-cell office:value-type="float" office:value="15.5401" calcext:value-type="float">
            <text:p>15,5401</text:p>
          </table:table-cell>
          <table:table-cell office:value-type="float" office:value="14.10003" calcext:value-type="float">
            <text:p>14,1000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5.24496" calcext:value-type="float">
            <text:p>45,24496</text:p>
          </table:table-cell>
          <table:table-cell office:value-type="float" office:value="22.23516" calcext:value-type="float">
            <text:p>22,23516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5.027218" calcext:value-type="float">
            <text:p>5,027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030135" calcext:value-type="float">
            <text:p>1,030135</text:p>
          </table:table-cell>
          <table:table-cell office:value-type="float" office:value="0.4915356" calcext:value-type="float">
            <text:p>0,4915356</text:p>
          </table:table-cell>
          <table:table-cell office:value-type="float" office:value="1.002306" calcext:value-type="float">
            <text:p>1,002306</text:p>
          </table:table-cell>
          <table:table-cell office:value-type="float" office:value="52.39469" calcext:value-type="float">
            <text:p>52,39469</text:p>
          </table:table-cell>
          <table:table-cell office:value-type="float" office:value="6.403502" calcext:value-type="float">
            <text:p>6,403502</text:p>
          </table:table-cell>
          <table:table-cell office:value-type="float" office:value="0.9379516" calcext:value-type="float">
            <text:p>0,9379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63293" calcext:value-type="float">
            <text:p>2,363293</text:p>
          </table:table-cell>
          <table:table-cell office:value-type="float" office:value="1.529999" calcext:value-type="float">
            <text:p>1,529999</text:p>
          </table:table-cell>
          <table:table-cell office:value-type="float" office:value="12.23999" calcext:value-type="float">
            <text:p>12,23999</text:p>
          </table:table-cell>
          <table:table-cell office:value-type="float" office:value="1.859999" calcext:value-type="float">
            <text:p>1,859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10.2693" calcext:value-type="float">
            <text:p>110,2693</text:p>
          </table:table-cell>
          <table:table-cell office:value-type="float" office:value="30.04222" calcext:value-type="float">
            <text:p>30,04222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12.25214" calcext:value-type="float">
            <text:p>12,25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6901317" calcext:value-type="float">
            <text:p>0,6901317</text:p>
          </table:table-cell>
          <table:table-cell office:value-type="float" office:value="0.2724617" calcext:value-type="float">
            <text:p>0,2724617</text:p>
          </table:table-cell>
          <table:table-cell office:value-type="float" office:value="0.6516696" calcext:value-type="float">
            <text:p>0,6516696</text:p>
          </table:table-cell>
          <table:table-cell office:value-type="float" office:value="35.02852" calcext:value-type="float">
            <text:p>35,02852</text:p>
          </table:table-cell>
          <table:table-cell office:value-type="float" office:value="8.689928" calcext:value-type="float">
            <text:p>8,689928</text:p>
          </table:table-cell>
          <table:table-cell office:value-type="float" office:value="0.9167193" calcext:value-type="float">
            <text:p>0,9167193</text:p>
          </table:table-cell>
          <table:table-cell office:value-type="float" office:value="6" calcext:value-type="float">
            <text:p>6</text:p>
          </table:table-cell>
          <table:table-cell office:value-type="float" office:value="6.049296" calcext:value-type="float">
            <text:p>6,049296</text:p>
          </table:table-cell>
          <table:table-cell office:value-type="float" office:value="36.29578" calcext:value-type="float">
            <text:p>36,29578</text:p>
          </table:table-cell>
          <table:table-cell office:value-type="float" office:value="3.422519" calcext:value-type="float">
            <text:p>3,422519</text:p>
          </table:table-cell>
          <table:table-cell office:value-type="float" office:value="27.38016" calcext:value-type="float">
            <text:p>27,38016</text:p>
          </table:table-cell>
          <table:table-cell office:value-type="float" office:value="15.41999" calcext:value-type="float">
            <text:p>15,41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.3211" calcext:value-type="float">
            <text:p>167,3211</text:p>
          </table:table-cell>
          <table:table-cell office:value-type="float" office:value="35.88328" calcext:value-type="float">
            <text:p>35,88328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18.59123" calcext:value-type="float">
            <text:p>18,59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5641924" calcext:value-type="float">
            <text:p>0,5641924</text:p>
          </table:table-cell>
          <table:table-cell office:value-type="float" office:value="0.2144663" calcext:value-type="float">
            <text:p>0,2144663</text:p>
          </table:table-cell>
          <table:table-cell office:value-type="float" office:value="0.4033725" calcext:value-type="float">
            <text:p>0,4033725</text:p>
          </table:table-cell>
          <table:table-cell office:value-type="float" office:value="38.20277" calcext:value-type="float">
            <text:p>38,20277</text:p>
          </table:table-cell>
          <table:table-cell office:value-type="float" office:value="1.145573" calcext:value-type="float">
            <text:p>1,145573</text:p>
          </table:table-cell>
          <table:table-cell office:value-type="float" office:value="0.9886095" calcext:value-type="float">
            <text:p>0,9886095</text:p>
          </table:table-cell>
          <table:table-cell office:value-type="float" office:value="21" calcext:value-type="float">
            <text:p>21</text:p>
          </table:table-cell>
          <table:table-cell office:value-type="float" office:value="3.02333" calcext:value-type="float">
            <text:p>3,02333</text:p>
          </table:table-cell>
          <table:table-cell office:value-type="float" office:value="63.48994" calcext:value-type="float">
            <text:p>63,48994</text:p>
          </table:table-cell>
          <table:table-cell office:value-type="float" office:value="3.770002" calcext:value-type="float">
            <text:p>3,770002</text:p>
          </table:table-cell>
          <table:table-cell office:value-type="float" office:value="30.16002" calcext:value-type="float">
            <text:p>30,16002</text:p>
          </table:table-cell>
          <table:table-cell office:value-type="float" office:value="22.61999" calcext:value-type="float">
            <text:p>22,61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.70354" calcext:value-type="float">
            <text:p>23,70354</text:p>
          </table:table-cell>
          <table:table-cell office:value-type="float" office:value="18.53236" calcext:value-type="float">
            <text:p>18,53236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2.633726" calcext:value-type="float">
            <text:p>2,6337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221924" calcext:value-type="float">
            <text:p>1,221924</text:p>
          </table:table-cell>
          <table:table-cell office:value-type="float" office:value="0.7822616" calcext:value-type="float">
            <text:p>0,7822616</text:p>
          </table:table-cell>
          <table:table-cell office:value-type="float" office:value="1.527626" calcext:value-type="float">
            <text:p>1,527626</text:p>
          </table:table-cell>
          <table:table-cell office:value-type="float" office:value="50.69893" calcext:value-type="float">
            <text:p>50,69893</text:p>
          </table:table-cell>
          <table:table-cell office:value-type="float" office:value="0.5805686" calcext:value-type="float">
            <text:p>0,5805686</text:p>
          </table:table-cell>
          <table:table-cell office:value-type="float" office:value="0.9942111" calcext:value-type="float">
            <text:p>0,9942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25" calcext:value-type="float">
            <text:p>0,1825</text:p>
          </table:table-cell>
          <table:table-cell office:value-type="float" office:value="1.46" calcext:value-type="float">
            <text:p>1,4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8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7.38689" calcext:value-type="float">
            <text:p>37,38689</text:p>
          </table:table-cell>
          <table:table-cell office:value-type="float" office:value="19.7214" calcext:value-type="float">
            <text:p>19,7214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4.154099" calcext:value-type="float">
            <text:p>4,1540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9393114" calcext:value-type="float">
            <text:p>0,9393114</text:p>
          </table:table-cell>
          <table:table-cell office:value-type="float" office:value="0.5276991" calcext:value-type="float">
            <text:p>0,5276991</text:p>
          </table:table-cell>
          <table:table-cell office:value-type="float" office:value="1.183517" calcext:value-type="float">
            <text:p>1,183517</text:p>
          </table:table-cell>
          <table:table-cell office:value-type="float" office:value="60.60365" calcext:value-type="float">
            <text:p>60,60365</text:p>
          </table:table-cell>
          <table:table-cell office:value-type="float" office:value="4.172495" calcext:value-type="float">
            <text:p>4,172495</text:p>
          </table:table-cell>
          <table:table-cell office:value-type="float" office:value="0.9591277" calcext:value-type="float">
            <text:p>0,9591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32776" calcext:value-type="float">
            <text:p>1,632776</text:p>
          </table:table-cell>
          <table:table-cell office:value-type="float" office:value="0.05749999" calcext:value-type="float">
            <text:p>0,05749999</text:p>
          </table:table-cell>
          <table:table-cell office:value-type="float" office:value="0.4599999" calcext:value-type="float">
            <text:p>0,459999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7.3966" calcext:value-type="float">
            <text:p>37,3966</text:p>
          </table:table-cell>
          <table:table-cell office:value-type="float" office:value="22.29437" calcext:value-type="float">
            <text:p>22,29437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4.155178" calcext:value-type="float">
            <text:p>4,1551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471063" calcext:value-type="float">
            <text:p>0,9471063</text:p>
          </table:table-cell>
          <table:table-cell office:value-type="float" office:value="0.5963124" calcext:value-type="float">
            <text:p>0,5963124</text:p>
          </table:table-cell>
          <table:table-cell office:value-type="float" office:value="1.35548" calcext:value-type="float">
            <text:p>1,35548</text:p>
          </table:table-cell>
          <table:table-cell office:value-type="float" office:value="46.31206" calcext:value-type="float">
            <text:p>46,31206</text:p>
          </table:table-cell>
          <table:table-cell office:value-type="float" office:value="1.299185" calcext:value-type="float">
            <text:p>1,299185</text:p>
          </table:table-cell>
          <table:table-cell office:value-type="float" office:value="0.987092" calcext:value-type="float">
            <text:p>0,987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99998" calcext:value-type="float">
            <text:p>0,4699998</text:p>
          </table:table-cell>
          <table:table-cell office:value-type="float" office:value="3.759998" calcext:value-type="float">
            <text:p>3,75999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2.69743" calcext:value-type="float">
            <text:p>52,69743</text:p>
          </table:table-cell>
          <table:table-cell office:value-type="float" office:value="23.51629" calcext:value-type="float">
            <text:p>23,51629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5.85527" calcext:value-type="float">
            <text:p>5,85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62022" calcext:value-type="float">
            <text:p>0,962022</text:p>
          </table:table-cell>
          <table:table-cell office:value-type="float" office:value="0.4463091" calcext:value-type="float">
            <text:p>0,4463091</text:p>
          </table:table-cell>
          <table:table-cell office:value-type="float" office:value="0.9475391" calcext:value-type="float">
            <text:p>0,9475391</text:p>
          </table:table-cell>
          <table:table-cell office:value-type="float" office:value="53.80383" calcext:value-type="float">
            <text:p>53,80383</text:p>
          </table:table-cell>
          <table:table-cell office:value-type="float" office:value="0.8247874" calcext:value-type="float">
            <text:p>0,8247874</text:p>
          </table:table-cell>
          <table:table-cell office:value-type="float" office:value="0.991786" calcext:value-type="float">
            <text:p>0,9917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619681" calcext:value-type="float">
            <text:p>2,619681</text:p>
          </table:table-cell>
          <table:table-cell office:value-type="float" office:value="0.5874998" calcext:value-type="float">
            <text:p>0,5874998</text:p>
          </table:table-cell>
          <table:table-cell office:value-type="float" office:value="4.699998" calcext:value-type="float">
            <text:p>4,699998</text:p>
          </table:table-cell>
          <table:table-cell office:value-type="float" office:value="1.1" calcext:value-type="float">
            <text:p>1,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table:style-name="ce1" table:number-columns-repeated="23"/>
          <table:table-cell table:style-name="ce2" table:number-columns-repeated="998"/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table:style-name="ce1" table:number-columns-repeated="23"/>
          <table:table-cell table:style-name="ce2" table:number-columns-repeated="998"/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7.64465" calcext:value-type="float">
            <text:p>37,64465</text:p>
          </table:table-cell>
          <table:table-cell office:value-type="float" office:value="17.62365" calcext:value-type="float">
            <text:p>17,62365</text:p>
          </table:table-cell>
          <table:table-cell office:value-type="string" calcext:value-type="string">
            <text:p>15.24.33.43.42.32.22.21.20</text:p>
          </table:table-cell>
          <table:table-cell office:value-type="float" office:value="9" calcext:value-type="float">
            <text:p>9</text:p>
          </table:table-cell>
          <table:table-cell office:value-type="float" office:value="4.182738" calcext:value-type="float">
            <text:p>4,1827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047366" calcext:value-type="float">
            <text:p>1,047366</text:p>
          </table:table-cell>
          <table:table-cell office:value-type="float" office:value="0.4682524" calcext:value-type="float">
            <text:p>0,4682524</text:p>
          </table:table-cell>
          <table:table-cell office:value-type="float" office:value="0.7277935" calcext:value-type="float">
            <text:p>0,7277935</text:p>
          </table:table-cell>
          <table:table-cell office:value-type="float" office:value="70.79802" calcext:value-type="float">
            <text:p>70,79802</text:p>
          </table:table-cell>
          <table:table-cell office:value-type="float" office:value="74.02546" calcext:value-type="float">
            <text:p>74,02546</text:p>
          </table:table-cell>
          <table:table-cell office:value-type="float" office:value="0.4597184" calcext:value-type="float">
            <text:p>0,459718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1428" calcext:value-type="float">
            <text:p>1,071428</text:p>
          </table:table-cell>
          <table:table-cell office:value-type="float" office:value="7.499995" calcext:value-type="float">
            <text:p>7,499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97.4548" calcext:value-type="float">
            <text:p>97,4548</text:p>
          </table:table-cell>
          <table:table-cell office:value-type="float" office:value="34.77987" calcext:value-type="float">
            <text:p>34,77987</text:p>
          </table:table-cell>
          <table:table-cell office:value-type="string" calcext:value-type="string">
            <text:p>15.25.24.33.43.42.41.40.41.42.32.22.21</text:p>
          </table:table-cell>
          <table:table-cell office:value-type="float" office:value="13" calcext:value-type="float">
            <text:p>13</text:p>
          </table:table-cell>
          <table:table-cell office:value-type="float" office:value="7.496523" calcext:value-type="float">
            <text:p>7,4965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49678" calcext:value-type="float">
            <text:p>15,49678</text:p>
          </table:table-cell>
          <table:table-cell office:value-type="float" office:value="2.744612" calcext:value-type="float">
            <text:p>2,744612</text:p>
          </table:table-cell>
          <table:table-cell office:value-type="float" office:value="44" calcext:value-type="float">
            <text:p>44</text:p>
          </table:table-cell>
          <table:table-cell office:value-type="float" office:value="0.8059112" calcext:value-type="float">
            <text:p>0,8059112</text:p>
          </table:table-cell>
          <table:table-cell office:value-type="float" office:value="0.3569174" calcext:value-type="float">
            <text:p>0,3569174</text:p>
          </table:table-cell>
          <table:table-cell office:value-type="float" office:value="0.4840037" calcext:value-type="float">
            <text:p>0,4840037</text:p>
          </table:table-cell>
          <table:table-cell office:value-type="float" office:value="35.53102" calcext:value-type="float">
            <text:p>35,53102</text:p>
          </table:table-cell>
          <table:table-cell office:value-type="float" office:value="17.3624" calcext:value-type="float">
            <text:p>17,3624</text:p>
          </table:table-cell>
          <table:table-cell office:value-type="float" office:value="0.8402447" calcext:value-type="float">
            <text:p>0,8402447</text:p>
          </table:table-cell>
          <table:table-cell office:value-type="float" office:value="8" calcext:value-type="float">
            <text:p>8</text:p>
          </table:table-cell>
          <table:table-cell office:value-type="float" office:value="3.524367" calcext:value-type="float">
            <text:p>3,524367</text:p>
          </table:table-cell>
          <table:table-cell office:value-type="float" office:value="28.19494" calcext:value-type="float">
            <text:p>28,19494</text:p>
          </table:table-cell>
          <table:table-cell office:value-type="float" office:value="2.217499" calcext:value-type="float">
            <text:p>2,217499</text:p>
          </table:table-cell>
          <table:table-cell office:value-type="float" office:value="17.73999" calcext:value-type="float">
            <text:p>17,73999</text:p>
          </table:table-cell>
          <table:table-cell office:value-type="float" office:value="4.719998" calcext:value-type="float">
            <text:p>4,7199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5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2.18011" calcext:value-type="float">
            <text:p>32,18011</text:p>
          </table:table-cell>
          <table:table-cell office:value-type="float" office:value="20.3175" calcext:value-type="float">
            <text:p>20,3175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3.575568" calcext:value-type="float">
            <text:p>3,575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028508" calcext:value-type="float">
            <text:p>1,028508</text:p>
          </table:table-cell>
          <table:table-cell office:value-type="float" office:value="0.6314886" calcext:value-type="float">
            <text:p>0,6314886</text:p>
          </table:table-cell>
          <table:table-cell office:value-type="float" office:value="1.360506" calcext:value-type="float">
            <text:p>1,360506</text:p>
          </table:table-cell>
          <table:table-cell office:value-type="float" office:value="37.34291" calcext:value-type="float">
            <text:p>37,34291</text:p>
          </table:table-cell>
          <table:table-cell office:value-type="float" office:value="17.80569" calcext:value-type="float">
            <text:p>17,80569</text:p>
          </table:table-cell>
          <table:table-cell office:value-type="float" office:value="0.8364993" calcext:value-type="float">
            <text:p>0,8364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99995" calcext:value-type="float">
            <text:p>0,7499995</text:p>
          </table:table-cell>
          <table:table-cell office:value-type="float" office:value="5.999996" calcext:value-type="float">
            <text:p>5,99999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3.60021" calcext:value-type="float">
            <text:p>23,60021</text:p>
          </table:table-cell>
          <table:table-cell office:value-type="float" office:value="19.71578" calcext:value-type="float">
            <text:p>19,71578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2.622245" calcext:value-type="float">
            <text:p>2,622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003471" calcext:value-type="float">
            <text:p>1,003471</text:p>
          </table:table-cell>
          <table:table-cell office:value-type="float" office:value="0.8357376" calcext:value-type="float">
            <text:p>0,8357376</text:p>
          </table:table-cell>
          <table:table-cell office:value-type="float" office:value="1.549049" calcext:value-type="float">
            <text:p>1,549049</text:p>
          </table:table-cell>
          <table:table-cell office:value-type="float" office:value="51.72414" calcext:value-type="float">
            <text:p>51,72414</text:p>
          </table:table-cell>
          <table:table-cell office:value-type="float" office:value="5.381981" calcext:value-type="float">
            <text:p>5,381981</text:p>
          </table:table-cell>
          <table:table-cell office:value-type="float" office:value="0.9475905" calcext:value-type="float">
            <text:p>0,9475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11.8481" calcext:value-type="float">
            <text:p>211,8481</text:p>
          </table:table-cell>
          <table:table-cell office:value-type="float" office:value="31.61848" calcext:value-type="float">
            <text:p>31,61848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23.53868" calcext:value-type="float">
            <text:p>23,53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6015435" calcext:value-type="float">
            <text:p>0,6015435</text:p>
          </table:table-cell>
          <table:table-cell office:value-type="float" office:value="0.1492577" calcext:value-type="float">
            <text:p>0,1492577</text:p>
          </table:table-cell>
          <table:table-cell office:value-type="float" office:value="0.3800122" calcext:value-type="float">
            <text:p>0,3800122</text:p>
          </table:table-cell>
          <table:table-cell office:value-type="float" office:value="53.96627" calcext:value-type="float">
            <text:p>53,96627</text:p>
          </table:table-cell>
          <table:table-cell office:value-type="float" office:value="7.367036" calcext:value-type="float">
            <text:p>7,367036</text:p>
          </table:table-cell>
          <table:table-cell office:value-type="float" office:value="0.9289469" calcext:value-type="float">
            <text:p>0,9289469</text:p>
          </table:table-cell>
          <table:table-cell office:value-type="float" office:value="18" calcext:value-type="float">
            <text:p>18</text:p>
          </table:table-cell>
          <table:table-cell office:value-type="float" office:value="7.408604" calcext:value-type="float">
            <text:p>7,408604</text:p>
          </table:table-cell>
          <table:table-cell office:value-type="float" office:value="133.3549" calcext:value-type="float">
            <text:p>133,3549</text:p>
          </table:table-cell>
          <table:table-cell office:value-type="float" office:value="10.76013" calcext:value-type="float">
            <text:p>10,76013</text:p>
          </table:table-cell>
          <table:table-cell office:value-type="float" office:value="86.08104" calcext:value-type="float">
            <text:p>86,08104</text:p>
          </table:table-cell>
          <table:table-cell office:value-type="float" office:value="76.66045" calcext:value-type="float">
            <text:p>76,660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40.7836" calcext:value-type="float">
            <text:p>140,7836</text:p>
          </table:table-cell>
          <table:table-cell office:value-type="float" office:value="32.02485" calcext:value-type="float">
            <text:p>32,02485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15.64263" calcext:value-type="float">
            <text:p>15,64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5726353" calcext:value-type="float">
            <text:p>0,5726353</text:p>
          </table:table-cell>
          <table:table-cell office:value-type="float" office:value="0.2274864" calcext:value-type="float">
            <text:p>0,2274864</text:p>
          </table:table-cell>
          <table:table-cell office:value-type="float" office:value="0.5891163" calcext:value-type="float">
            <text:p>0,5891163</text:p>
          </table:table-cell>
          <table:table-cell office:value-type="float" office:value="30.43478" calcext:value-type="float">
            <text:p>30,43478</text:p>
          </table:table-cell>
          <table:table-cell office:value-type="float" office:value="4.425061" calcext:value-type="float">
            <text:p>4,425061</text:p>
          </table:table-cell>
          <table:table-cell office:value-type="float" office:value="0.9567072" calcext:value-type="float">
            <text:p>0,9567072</text:p>
          </table:table-cell>
          <table:table-cell office:value-type="float" office:value="8" calcext:value-type="float">
            <text:p>8</text:p>
          </table:table-cell>
          <table:table-cell office:value-type="float" office:value="7.69278" calcext:value-type="float">
            <text:p>7,69278</text:p>
          </table:table-cell>
          <table:table-cell office:value-type="float" office:value="61.54224" calcext:value-type="float">
            <text:p>61,54224</text:p>
          </table:table-cell>
          <table:table-cell office:value-type="float" office:value="4.90252" calcext:value-type="float">
            <text:p>4,90252</text:p>
          </table:table-cell>
          <table:table-cell office:value-type="float" office:value="39.22016" calcext:value-type="float">
            <text:p>39,22016</text:p>
          </table:table-cell>
          <table:table-cell office:value-type="float" office:value="19.81999" calcext:value-type="float">
            <text:p>19,81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4.49975" calcext:value-type="float">
            <text:p>64,49975</text:p>
          </table:table-cell>
          <table:table-cell office:value-type="float" office:value="23.51891" calcext:value-type="float">
            <text:p>23,51891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7.166639" calcext:value-type="float">
            <text:p>7,1666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6652163" calcext:value-type="float">
            <text:p>0,6652163</text:p>
          </table:table-cell>
          <table:table-cell office:value-type="float" office:value="0.3646794" calcext:value-type="float">
            <text:p>0,3646794</text:p>
          </table:table-cell>
          <table:table-cell office:value-type="float" office:value="1.1109" calcext:value-type="float">
            <text:p>1,1109</text:p>
          </table:table-cell>
          <table:table-cell office:value-type="float" office:value="49.57707" calcext:value-type="float">
            <text:p>49,57707</text:p>
          </table:table-cell>
          <table:table-cell office:value-type="float" office:value="2.227432" calcext:value-type="float">
            <text:p>2,227432</text:p>
          </table:table-cell>
          <table:table-cell office:value-type="float" office:value="0.977971" calcext:value-type="float">
            <text:p>0,9779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85473" calcext:value-type="float">
            <text:p>2,285473</text:p>
          </table:table-cell>
          <table:table-cell office:value-type="float" office:value="1.747503" calcext:value-type="float">
            <text:p>1,747503</text:p>
          </table:table-cell>
          <table:table-cell office:value-type="float" office:value="13.98002" calcext:value-type="float">
            <text:p>13,98002</text:p>
          </table:table-cell>
          <table:table-cell office:value-type="float" office:value="1.679999" calcext:value-type="float">
            <text:p>1,679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9.00284" calcext:value-type="float">
            <text:p>59,00284</text:p>
          </table:table-cell>
          <table:table-cell office:value-type="float" office:value="22.3929" calcext:value-type="float">
            <text:p>22,3929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6.555871" calcext:value-type="float">
            <text:p>6,5558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7932071" calcext:value-type="float">
            <text:p>0,7932071</text:p>
          </table:table-cell>
          <table:table-cell office:value-type="float" office:value="0.3795992" calcext:value-type="float">
            <text:p>0,3795992</text:p>
          </table:table-cell>
          <table:table-cell office:value-type="float" office:value="1.028777" calcext:value-type="float">
            <text:p>1,028777</text:p>
          </table:table-cell>
          <table:table-cell office:value-type="float" office:value="52.34064" calcext:value-type="float">
            <text:p>52,34064</text:p>
          </table:table-cell>
          <table:table-cell office:value-type="float" office:value="2.04544" calcext:value-type="float">
            <text:p>2,04544</text:p>
          </table:table-cell>
          <table:table-cell office:value-type="float" office:value="0.9797527" calcext:value-type="float">
            <text:p>0,9797527</text:p>
          </table:table-cell>
          <table:table-cell office:value-type="float" office:value="2" calcext:value-type="float">
            <text:p>2</text:p>
          </table:table-cell>
          <table:table-cell office:value-type="float" office:value="3.488065" calcext:value-type="float">
            <text:p>3,488065</text:p>
          </table:table-cell>
          <table:table-cell office:value-type="float" office:value="6.97613" calcext:value-type="float">
            <text:p>6,97613</text:p>
          </table:table-cell>
          <table:table-cell office:value-type="float" office:value="0.3374999" calcext:value-type="float">
            <text:p>0,3374999</text:p>
          </table:table-cell>
          <table:table-cell office:value-type="float" office:value="2.699999" calcext:value-type="float">
            <text:p>2,69999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3.9133" calcext:value-type="float">
            <text:p>123,9133</text:p>
          </table:table-cell>
          <table:table-cell office:value-type="float" office:value="22.87945" calcext:value-type="float">
            <text:p>22,87945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13.76814" calcext:value-type="float">
            <text:p>13,768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5532707" calcext:value-type="float">
            <text:p>0,5532707</text:p>
          </table:table-cell>
          <table:table-cell office:value-type="float" office:value="0.1846532" calcext:value-type="float">
            <text:p>0,1846532</text:p>
          </table:table-cell>
          <table:table-cell office:value-type="float" office:value="0.473855" calcext:value-type="float">
            <text:p>0,473855</text:p>
          </table:table-cell>
          <table:table-cell office:value-type="float" office:value="48.15128" calcext:value-type="float">
            <text:p>48,15128</text:p>
          </table:table-cell>
          <table:table-cell office:value-type="float" office:value="11.65459" calcext:value-type="float">
            <text:p>11,65459</text:p>
          </table:table-cell>
          <table:table-cell office:value-type="float" office:value="0.8898716" calcext:value-type="float">
            <text:p>0,8898716</text:p>
          </table:table-cell>
          <table:table-cell office:value-type="float" office:value="11" calcext:value-type="float">
            <text:p>11</text:p>
          </table:table-cell>
          <table:table-cell office:value-type="float" office:value="5.658453" calcext:value-type="float">
            <text:p>5,658453</text:p>
          </table:table-cell>
          <table:table-cell office:value-type="float" office:value="62.24299" calcext:value-type="float">
            <text:p>62,24299</text:p>
          </table:table-cell>
          <table:table-cell office:value-type="float" office:value="6.135057" calcext:value-type="float">
            <text:p>6,135057</text:p>
          </table:table-cell>
          <table:table-cell office:value-type="float" office:value="49.08046" calcext:value-type="float">
            <text:p>49,08046</text:p>
          </table:table-cell>
          <table:table-cell office:value-type="float" office:value="37.90017" calcext:value-type="float">
            <text:p>37,9001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9.82685" calcext:value-type="float">
            <text:p>59,82685</text:p>
          </table:table-cell>
          <table:table-cell office:value-type="float" office:value="25.63608" calcext:value-type="float">
            <text:p>25,63608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6.647428" calcext:value-type="float">
            <text:p>6,64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8246598" calcext:value-type="float">
            <text:p>0,8246598</text:p>
          </table:table-cell>
          <table:table-cell office:value-type="float" office:value="0.4285676" calcext:value-type="float">
            <text:p>0,4285676</text:p>
          </table:table-cell>
          <table:table-cell office:value-type="float" office:value="0.7178847" calcext:value-type="float">
            <text:p>0,7178847</text:p>
          </table:table-cell>
          <table:table-cell office:value-type="float" office:value="67.05574" calcext:value-type="float">
            <text:p>67,05574</text:p>
          </table:table-cell>
          <table:table-cell office:value-type="float" office:value="15.09464" calcext:value-type="float">
            <text:p>15,09464</text:p>
          </table:table-cell>
          <table:table-cell office:value-type="float" office:value="0.8596466" calcext:value-type="float">
            <text:p>0,8596466</text:p>
          </table:table-cell>
          <table:table-cell office:value-type="float" office:value="5" calcext:value-type="float">
            <text:p>5</text:p>
          </table:table-cell>
          <table:table-cell office:value-type="float" office:value="3.829671" calcext:value-type="float">
            <text:p>3,829671</text:p>
          </table:table-cell>
          <table:table-cell office:value-type="float" office:value="19.14836" calcext:value-type="float">
            <text:p>19,14836</text:p>
          </table:table-cell>
          <table:table-cell office:value-type="float" office:value="2.132505" calcext:value-type="float">
            <text:p>2,132505</text:p>
          </table:table-cell>
          <table:table-cell office:value-type="float" office:value="17.06004" calcext:value-type="float">
            <text:p>17,06004</text:p>
          </table:table-cell>
          <table:table-cell office:value-type="float" office:value="7.319996" calcext:value-type="float">
            <text:p>7,3199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5.49476" calcext:value-type="float">
            <text:p>45,49476</text:p>
          </table:table-cell>
          <table:table-cell office:value-type="float" office:value="22.38432" calcext:value-type="float">
            <text:p>22,38432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5.054973" calcext:value-type="float">
            <text:p>5,054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071593" calcext:value-type="float">
            <text:p>1,071593</text:p>
          </table:table-cell>
          <table:table-cell office:value-type="float" office:value="0.4921363" calcext:value-type="float">
            <text:p>0,4921363</text:p>
          </table:table-cell>
          <table:table-cell office:value-type="float" office:value="0.9351297" calcext:value-type="float">
            <text:p>0,9351297</text:p>
          </table:table-cell>
          <table:table-cell office:value-type="float" office:value="43.63636" calcext:value-type="float">
            <text:p>43,63636</text:p>
          </table:table-cell>
          <table:table-cell office:value-type="float" office:value="5.432289" calcext:value-type="float">
            <text:p>5,432289</text:p>
          </table:table-cell>
          <table:table-cell office:value-type="float" office:value="0.9471136" calcext:value-type="float">
            <text:p>0,9471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3345" calcext:value-type="float">
            <text:p>1,73345</text:p>
          </table:table-cell>
          <table:table-cell office:value-type="float" office:value="1.222499" calcext:value-type="float">
            <text:p>1,222499</text:p>
          </table:table-cell>
          <table:table-cell office:value-type="float" office:value="9.779994" calcext:value-type="float">
            <text:p>9,779994</text:p>
          </table:table-cell>
          <table:table-cell office:value-type="float" office:value="1.06" calcext:value-type="float">
            <text:p>1,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3.17869" calcext:value-type="float">
            <text:p>43,17869</text:p>
          </table:table-cell>
          <table:table-cell office:value-type="float" office:value="20.13833" calcext:value-type="float">
            <text:p>20,13833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4.797632" calcext:value-type="float">
            <text:p>4,797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8176959" calcext:value-type="float">
            <text:p>0,8176959</text:p>
          </table:table-cell>
          <table:table-cell office:value-type="float" office:value="0.4664648" calcext:value-type="float">
            <text:p>0,4664648</text:p>
          </table:table-cell>
          <table:table-cell office:value-type="float" office:value="1.151559" calcext:value-type="float">
            <text:p>1,151559</text:p>
          </table:table-cell>
          <table:table-cell office:value-type="float" office:value="51.60458" calcext:value-type="float">
            <text:p>51,60458</text:p>
          </table:table-cell>
          <table:table-cell office:value-type="float" office:value="0.2927327" calcext:value-type="float">
            <text:p>0,2927327</text:p>
          </table:table-cell>
          <table:table-cell office:value-type="float" office:value="0.9970769" calcext:value-type="float">
            <text:p>0,9970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24999" calcext:value-type="float">
            <text:p>0,2824999</text:p>
          </table:table-cell>
          <table:table-cell office:value-type="float" office:value="2.26" calcext:value-type="float">
            <text:p>2,2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00.4458" calcext:value-type="float">
            <text:p>200,4458</text:p>
          </table:table-cell>
          <table:table-cell office:value-type="float" office:value="30.66974" calcext:value-type="float">
            <text:p>30,66974</text:p>
          </table:table-cell>
          <table:table-cell office:value-type="string" calcext:value-type="string">
            <text:p>11.12.11.12.13.23.33.32.42.43.44</text:p>
          </table:table-cell>
          <table:table-cell office:value-type="float" office:value="11" calcext:value-type="float">
            <text:p>11</text:p>
          </table:table-cell>
          <table:table-cell office:value-type="float" office:value="18.22235" calcext:value-type="float">
            <text:p>18,22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543998" calcext:value-type="float">
            <text:p>0,543998</text:p>
          </table:table-cell>
          <table:table-cell office:value-type="float" office:value="0.1530129" calcext:value-type="float">
            <text:p>0,1530129</text:p>
          </table:table-cell>
          <table:table-cell office:value-type="float" office:value="0.4275236" calcext:value-type="float">
            <text:p>0,4275236</text:p>
          </table:table-cell>
          <table:table-cell office:value-type="float" office:value="62.83667" calcext:value-type="float">
            <text:p>62,83667</text:p>
          </table:table-cell>
          <table:table-cell office:value-type="float" office:value="14.38305" calcext:value-type="float">
            <text:p>14,38305</text:p>
          </table:table-cell>
          <table:table-cell office:value-type="float" office:value="0.8658192" calcext:value-type="float">
            <text:p>0,8658192</text:p>
          </table:table-cell>
          <table:table-cell office:value-type="float" office:value="20" calcext:value-type="float">
            <text:p>20</text:p>
          </table:table-cell>
          <table:table-cell office:value-type="float" office:value="3.573189" calcext:value-type="float">
            <text:p>3,573189</text:p>
          </table:table-cell>
          <table:table-cell office:value-type="float" office:value="71.46379" calcext:value-type="float">
            <text:p>71,46379</text:p>
          </table:table-cell>
          <table:table-cell office:value-type="float" office:value="4.782501" calcext:value-type="float">
            <text:p>4,782501</text:p>
          </table:table-cell>
          <table:table-cell office:value-type="float" office:value="38.26001" calcext:value-type="float">
            <text:p>38,26001</text:p>
          </table:table-cell>
          <table:table-cell office:value-type="float" office:value="12.65999" calcext:value-type="float">
            <text:p>12,65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9.8216" calcext:value-type="float">
            <text:p>29,8216</text:p>
          </table:table-cell>
          <table:table-cell office:value-type="float" office:value="20.19151" calcext:value-type="float">
            <text:p>20,19151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3.313512" calcext:value-type="float">
            <text:p>3,313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101547" calcext:value-type="float">
            <text:p>1,101547</text:p>
          </table:table-cell>
          <table:table-cell office:value-type="float" office:value="0.677247" calcext:value-type="float">
            <text:p>0,677247</text:p>
          </table:table-cell>
          <table:table-cell office:value-type="float" office:value="1.37545" calcext:value-type="float">
            <text:p>1,37545</text:p>
          </table:table-cell>
          <table:table-cell office:value-type="float" office:value="53.1134" calcext:value-type="float">
            <text:p>53,1134</text:p>
          </table:table-cell>
          <table:table-cell office:value-type="float" office:value="2.288384" calcext:value-type="float">
            <text:p>2,288384</text:p>
          </table:table-cell>
          <table:table-cell office:value-type="float" office:value="0.977375" calcext:value-type="float">
            <text:p>0,977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75" calcext:value-type="float">
            <text:p>0,2875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8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7.87382" calcext:value-type="float">
            <text:p>27,87382</text:p>
          </table:table-cell>
          <table:table-cell office:value-type="float" office:value="17.54397" calcext:value-type="float">
            <text:p>17,54397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3.097091" calcext:value-type="float">
            <text:p>3,097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.104332" calcext:value-type="float">
            <text:p>1,104332</text:p>
          </table:table-cell>
          <table:table-cell office:value-type="float" office:value="0.6295775" calcext:value-type="float">
            <text:p>0,6295775</text:p>
          </table:table-cell>
          <table:table-cell office:value-type="float" office:value="1.663782" calcext:value-type="float">
            <text:p>1,663782</text:p>
          </table:table-cell>
          <table:table-cell office:value-type="float" office:value="49.36842" calcext:value-type="float">
            <text:p>49,36842</text:p>
          </table:table-cell>
          <table:table-cell office:value-type="float" office:value="1.687794" calcext:value-type="float">
            <text:p>1,687794</text:p>
          </table:table-cell>
          <table:table-cell office:value-type="float" office:value="0.9832633" calcext:value-type="float">
            <text:p>0,9832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9400001" calcext:value-type="float">
            <text:p>0,940000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6.7322" calcext:value-type="float">
            <text:p>46,7322</text:p>
          </table:table-cell>
          <table:table-cell office:value-type="float" office:value="21.57674" calcext:value-type="float">
            <text:p>21,57674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5.192467" calcext:value-type="float">
            <text:p>5,1924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6908293" calcext:value-type="float">
            <text:p>0,6908293</text:p>
          </table:table-cell>
          <table:table-cell office:value-type="float" office:value="0.4617833" calcext:value-type="float">
            <text:p>0,4617833</text:p>
          </table:table-cell>
          <table:table-cell office:value-type="float" office:value="1.20797" calcext:value-type="float">
            <text:p>1,20797</text:p>
          </table:table-cell>
          <table:table-cell office:value-type="float" office:value="37.85431" calcext:value-type="float">
            <text:p>37,85431</text:p>
          </table:table-cell>
          <table:table-cell office:value-type="float" office:value="12.20224" calcext:value-type="float">
            <text:p>12,20224</text:p>
          </table:table-cell>
          <table:table-cell office:value-type="float" office:value="0.8849942" calcext:value-type="float">
            <text:p>0,8849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97499" calcext:value-type="float">
            <text:p>1,197499</text:p>
          </table:table-cell>
          <table:table-cell office:value-type="float" office:value="9.579993" calcext:value-type="float">
            <text:p>9,57999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2.73655" calcext:value-type="float">
            <text:p>52,73655</text:p>
          </table:table-cell>
          <table:table-cell office:value-type="float" office:value="20.12006" calcext:value-type="float">
            <text:p>20,12006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5.859616" calcext:value-type="float">
            <text:p>5,859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977625" calcext:value-type="float">
            <text:p>0,977625</text:p>
          </table:table-cell>
          <table:table-cell office:value-type="float" office:value="0.3815693" calcext:value-type="float">
            <text:p>0,3815693</text:p>
          </table:table-cell>
          <table:table-cell office:value-type="float" office:value="0.8297464" calcext:value-type="float">
            <text:p>0,8297464</text:p>
          </table:table-cell>
          <table:table-cell office:value-type="float" office:value="47.94323" calcext:value-type="float">
            <text:p>47,94323</text:p>
          </table:table-cell>
          <table:table-cell office:value-type="float" office:value="1.61143" calcext:value-type="float">
            <text:p>1,61143</text:p>
          </table:table-cell>
          <table:table-cell office:value-type="float" office:value="0.9840145" calcext:value-type="float">
            <text:p>0,9840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014711" calcext:value-type="float">
            <text:p>5,014711</text:p>
          </table:table-cell>
          <table:table-cell office:value-type="float" office:value="1.24" calcext:value-type="float">
            <text:p>1,24</text:p>
          </table:table-cell>
          <table:table-cell office:value-type="float" office:value="9.919998" calcext:value-type="float">
            <text:p>9,919998</text:p>
          </table:table-cell>
          <table:table-cell office:value-type="float" office:value="4.999996" calcext:value-type="float">
            <text:p>4,9999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0.73123" calcext:value-type="float">
            <text:p>20,73123</text:p>
          </table:table-cell>
          <table:table-cell office:value-type="float" office:value="20.2955" calcext:value-type="float">
            <text:p>20,2955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2.30347" calcext:value-type="float">
            <text:p>2,303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453463" calcext:value-type="float">
            <text:p>1,453463</text:p>
          </table:table-cell>
          <table:table-cell office:value-type="float" office:value="0.9793736" calcext:value-type="float">
            <text:p>0,9793736</text:p>
          </table:table-cell>
          <table:table-cell office:value-type="float" office:value="1.728786" calcext:value-type="float">
            <text:p>1,728786</text:p>
          </table:table-cell>
          <table:table-cell office:value-type="float" office:value="45.33663" calcext:value-type="float">
            <text:p>45,33663</text:p>
          </table:table-cell>
          <table:table-cell office:value-type="float" office:value="4.823036" calcext:value-type="float">
            <text:p>4,823036</text:p>
          </table:table-cell>
          <table:table-cell office:value-type="float" office:value="0.9529054" calcext:value-type="float">
            <text:p>0,9529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9.93926" calcext:value-type="float">
            <text:p>49,93926</text:p>
          </table:table-cell>
          <table:table-cell office:value-type="float" office:value="12.14768" calcext:value-type="float">
            <text:p>12,14768</text:p>
          </table:table-cell>
          <table:table-cell office:value-type="string" calcext:value-type="string">
            <text:p>45.35.34.23.13.11.21.31.30</text:p>
          </table:table-cell>
          <table:table-cell office:value-type="float" office:value="9" calcext:value-type="float">
            <text:p>9</text:p>
          </table:table-cell>
          <table:table-cell office:value-type="float" office:value="5.654807" calcext:value-type="float">
            <text:p>5,6548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7570357" calcext:value-type="float">
            <text:p>0,7570357</text:p>
          </table:table-cell>
          <table:table-cell office:value-type="float" office:value="0.2432908" calcext:value-type="float">
            <text:p>0,2432908</text:p>
          </table:table-cell>
          <table:table-cell office:value-type="float" office:value="0.7040238" calcext:value-type="float">
            <text:p>0,7040238</text:p>
          </table:table-cell>
          <table:table-cell office:value-type="float" office:value="30.98812" calcext:value-type="float">
            <text:p>30,98812</text:p>
          </table:table-cell>
          <table:table-cell office:value-type="float" office:value="10.26451" calcext:value-type="float">
            <text:p>10,26451</text:p>
          </table:table-cell>
          <table:table-cell office:value-type="float" office:value="0.9023657" calcext:value-type="float">
            <text:p>0,9023657</text:p>
          </table:table-cell>
          <table:table-cell office:value-type="float" office:value="3" calcext:value-type="float">
            <text:p>3</text:p>
          </table:table-cell>
          <table:table-cell office:value-type="float" office:value="3.12866" calcext:value-type="float">
            <text:p>3,12866</text:p>
          </table:table-cell>
          <table:table-cell office:value-type="float" office:value="9.385981" calcext:value-type="float">
            <text:p>9,385981</text:p>
          </table:table-cell>
          <table:table-cell office:value-type="float" office:value="0.1733333" calcext:value-type="float">
            <text:p>0,1733333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7.32899" calcext:value-type="float">
            <text:p>37,32899</text:p>
          </table:table-cell>
          <table:table-cell office:value-type="float" office:value="19.51151" calcext:value-type="float">
            <text:p>19,51151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4.147666" calcext:value-type="float">
            <text:p>4,147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842066" calcext:value-type="float">
            <text:p>0,9842066</text:p>
          </table:table-cell>
          <table:table-cell office:value-type="float" office:value="0.5227885" calcext:value-type="float">
            <text:p>0,5227885</text:p>
          </table:table-cell>
          <table:table-cell office:value-type="float" office:value="1.087659" calcext:value-type="float">
            <text:p>1,087659</text:p>
          </table:table-cell>
          <table:table-cell office:value-type="float" office:value="36.7339" calcext:value-type="float">
            <text:p>36,7339</text:p>
          </table:table-cell>
          <table:table-cell office:value-type="float" office:value="6.95845" calcext:value-type="float">
            <text:p>6,95845</text:p>
          </table:table-cell>
          <table:table-cell office:value-type="float" office:value="0.9327551" calcext:value-type="float">
            <text:p>0,93275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60.64965" calcext:value-type="float">
            <text:p>60,64965</text:p>
          </table:table-cell>
          <table:table-cell office:value-type="float" office:value="23.8579" calcext:value-type="float">
            <text:p>23,8579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6.73885" calcext:value-type="float">
            <text:p>6,73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8195182" calcext:value-type="float">
            <text:p>0,8195182</text:p>
          </table:table-cell>
          <table:table-cell office:value-type="float" office:value="0.3934219" calcext:value-type="float">
            <text:p>0,3934219</text:p>
          </table:table-cell>
          <table:table-cell office:value-type="float" office:value="0.9693695" calcext:value-type="float">
            <text:p>0,9693695</text:p>
          </table:table-cell>
          <table:table-cell office:value-type="float" office:value="51.96793" calcext:value-type="float">
            <text:p>51,96793</text:p>
          </table:table-cell>
          <table:table-cell office:value-type="float" office:value="2.121525" calcext:value-type="float">
            <text:p>2,121525</text:p>
          </table:table-cell>
          <table:table-cell office:value-type="float" office:value="0.9790074" calcext:value-type="float">
            <text:p>0,9790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49997" calcext:value-type="float">
            <text:p>0,5149997</text:p>
          </table:table-cell>
          <table:table-cell office:value-type="float" office:value="4.119998" calcext:value-type="float">
            <text:p>4,11999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5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1.81319" calcext:value-type="float">
            <text:p>31,81319</text:p>
          </table:table-cell>
          <table:table-cell office:value-type="float" office:value="20.32233" calcext:value-type="float">
            <text:p>20,32233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3.534799" calcext:value-type="float">
            <text:p>3,5347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401191" calcext:value-type="float">
            <text:p>0,9401191</text:p>
          </table:table-cell>
          <table:table-cell office:value-type="float" office:value="0.6389573" calcext:value-type="float">
            <text:p>0,6389573</text:p>
          </table:table-cell>
          <table:table-cell office:value-type="float" office:value="1.484145" calcext:value-type="float">
            <text:p>1,484145</text:p>
          </table:table-cell>
          <table:table-cell office:value-type="float" office:value="54.97132" calcext:value-type="float">
            <text:p>54,97132</text:p>
          </table:table-cell>
          <table:table-cell office:value-type="float" office:value="1.64155" calcext:value-type="float">
            <text:p>1,64155</text:p>
          </table:table-cell>
          <table:table-cell office:value-type="float" office:value="0.9837182" calcext:value-type="float">
            <text:p>0,9837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24998" calcext:value-type="float">
            <text:p>0,4824998</text:p>
          </table:table-cell>
          <table:table-cell office:value-type="float" office:value="3.859998" calcext:value-type="float">
            <text:p>3,85999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9.11024" calcext:value-type="float">
            <text:p>19,11024</text:p>
          </table:table-cell>
          <table:table-cell office:value-type="float" office:value="15.76967" calcext:value-type="float">
            <text:p>15,76967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2.12336" calcext:value-type="float">
            <text:p>2,12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335848" calcext:value-type="float">
            <text:p>1,335848</text:p>
          </table:table-cell>
          <table:table-cell office:value-type="float" office:value="0.8255019" calcext:value-type="float">
            <text:p>0,8255019</text:p>
          </table:table-cell>
          <table:table-cell office:value-type="float" office:value="1.166227" calcext:value-type="float">
            <text:p>1,166227</text:p>
          </table:table-cell>
          <table:table-cell office:value-type="float" office:value="60.7168" calcext:value-type="float">
            <text:p>60,7168</text:p>
          </table:table-cell>
          <table:table-cell office:value-type="float" office:value="1.193135" calcext:value-type="float">
            <text:p>1,193135</text:p>
          </table:table-cell>
          <table:table-cell office:value-type="float" office:value="0.9881394" calcext:value-type="float">
            <text:p>0,9881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5.00145" calcext:value-type="float">
            <text:p>45,00145</text:p>
          </table:table-cell>
          <table:table-cell office:value-type="float" office:value="20.9688" calcext:value-type="float">
            <text:p>20,9688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5.000161" calcext:value-type="float">
            <text:p>5,000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8065156" calcext:value-type="float">
            <text:p>0,8065156</text:p>
          </table:table-cell>
          <table:table-cell office:value-type="float" office:value="0.4660324" calcext:value-type="float">
            <text:p>0,4660324</text:p>
          </table:table-cell>
          <table:table-cell office:value-type="float" office:value="0.9820691" calcext:value-type="float">
            <text:p>0,9820691</text:p>
          </table:table-cell>
          <table:table-cell office:value-type="float" office:value="71.05107" calcext:value-type="float">
            <text:p>71,05107</text:p>
          </table:table-cell>
          <table:table-cell office:value-type="float" office:value="1.78495" calcext:value-type="float">
            <text:p>1,78495</text:p>
          </table:table-cell>
          <table:table-cell office:value-type="float" office:value="0.9823084" calcext:value-type="float">
            <text:p>0,9823084</text:p>
          </table:table-cell>
          <table:table-cell office:value-type="float" office:value="2" calcext:value-type="float">
            <text:p>2</text:p>
          </table:table-cell>
          <table:table-cell office:value-type="float" office:value="2.612408" calcext:value-type="float">
            <text:p>2,612408</text:p>
          </table:table-cell>
          <table:table-cell office:value-type="float" office:value="5.224816" calcext:value-type="float">
            <text:p>5,224816</text:p>
          </table:table-cell>
          <table:table-cell office:value-type="float" office:value="0.8224996" calcext:value-type="float">
            <text:p>0,8224996</text:p>
          </table:table-cell>
          <table:table-cell office:value-type="float" office:value="6.579997" calcext:value-type="float">
            <text:p>6,579997</text:p>
          </table:table-cell>
          <table:table-cell office:value-type="float" office:value="1.48" calcext:value-type="float">
            <text:p>1,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83.5619" calcext:value-type="float">
            <text:p>183,5619</text:p>
          </table:table-cell>
          <table:table-cell office:value-type="float" office:value="42.26611" calcext:value-type="float">
            <text:p>42,26611</text:p>
          </table:table-cell>
          <table:table-cell office:value-type="string" calcext:value-type="string">
            <text:p>11.12.11.01.11.12.13.23.33.32.33.32.42.43.53.43.44.54</text:p>
          </table:table-cell>
          <table:table-cell office:value-type="float" office:value="18" calcext:value-type="float">
            <text:p>18</text:p>
          </table:table-cell>
          <table:table-cell office:value-type="float" office:value="10.19788" calcext:value-type="float">
            <text:p>10,19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1" calcext:value-type="float">
            <text:p>13,11</text:p>
          </table:table-cell>
          <table:table-cell office:value-type="float" office:value="0.8467191" calcext:value-type="float">
            <text:p>0,8467191</text:p>
          </table:table-cell>
          <table:table-cell office:value-type="float" office:value="112" calcext:value-type="float">
            <text:p>112</text:p>
          </table:table-cell>
          <table:table-cell office:value-type="float" office:value="0.5749608" calcext:value-type="float">
            <text:p>0,5749608</text:p>
          </table:table-cell>
          <table:table-cell office:value-type="float" office:value="0.2302651" calcext:value-type="float">
            <text:p>0,2302651</text:p>
          </table:table-cell>
          <table:table-cell office:value-type="float" office:value="0.6347017" calcext:value-type="float">
            <text:p>0,6347017</text:p>
          </table:table-cell>
          <table:table-cell office:value-type="float" office:value="43.41764" calcext:value-type="float">
            <text:p>43,41764</text:p>
          </table:table-cell>
          <table:table-cell office:value-type="float" office:value="0.6572695" calcext:value-type="float">
            <text:p>0,6572695</text:p>
          </table:table-cell>
          <table:table-cell office:value-type="float" office:value="0.9934489" calcext:value-type="float">
            <text:p>0,9934489</text:p>
          </table:table-cell>
          <table:table-cell office:value-type="float" office:value="14" calcext:value-type="float">
            <text:p>14</text:p>
          </table:table-cell>
          <table:table-cell office:value-type="float" office:value="5.880826" calcext:value-type="float">
            <text:p>5,880826</text:p>
          </table:table-cell>
          <table:table-cell office:value-type="float" office:value="82.331567" calcext:value-type="float">
            <text:p>82,331567</text:p>
          </table:table-cell>
          <table:table-cell office:value-type="float" office:value="7.912567" calcext:value-type="float">
            <text:p>7,912567</text:p>
          </table:table-cell>
          <table:table-cell office:value-type="float" office:value="63.30054" calcext:value-type="float">
            <text:p>63,30054</text:p>
          </table:table-cell>
          <table:table-cell office:value-type="float" office:value="38.6801" calcext:value-type="float">
            <text:p>38,68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7.47125" calcext:value-type="float">
            <text:p>37,47125</text:p>
          </table:table-cell>
          <table:table-cell office:value-type="float" office:value="20.01486" calcext:value-type="float">
            <text:p>20,01486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4.163473" calcext:value-type="float">
            <text:p>4,163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8093703" calcext:value-type="float">
            <text:p>0,8093703</text:p>
          </table:table-cell>
          <table:table-cell office:value-type="float" office:value="0.534233" calcext:value-type="float">
            <text:p>0,534233</text:p>
          </table:table-cell>
          <table:table-cell office:value-type="float" office:value="1.449122" calcext:value-type="float">
            <text:p>1,449122</text:p>
          </table:table-cell>
          <table:table-cell office:value-type="float" office:value="45.52941" calcext:value-type="float">
            <text:p>45,52941</text:p>
          </table:table-cell>
          <table:table-cell office:value-type="float" office:value="1.055527" calcext:value-type="float">
            <text:p>1,055527</text:p>
          </table:table-cell>
          <table:table-cell office:value-type="float" office:value="0.9895002" calcext:value-type="float">
            <text:p>0,9895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74996" calcext:value-type="float">
            <text:p>0,6474996</text:p>
          </table:table-cell>
          <table:table-cell office:value-type="float" office:value="5.179996" calcext:value-type="float">
            <text:p>5,17999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86.51009" calcext:value-type="float">
            <text:p>86,51009</text:p>
          </table:table-cell>
          <table:table-cell office:value-type="float" office:value="22.68447" calcext:value-type="float">
            <text:p>22,68447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9.612232" calcext:value-type="float">
            <text:p>9,612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5386849" calcext:value-type="float">
            <text:p>0,5386849</text:p>
          </table:table-cell>
          <table:table-cell office:value-type="float" office:value="0.2622691" calcext:value-type="float">
            <text:p>0,2622691</text:p>
          </table:table-cell>
          <table:table-cell office:value-type="float" office:value="0.7264827" calcext:value-type="float">
            <text:p>0,7264827</text:p>
          </table:table-cell>
          <table:table-cell office:value-type="float" office:value="59.7514" calcext:value-type="float">
            <text:p>59,7514</text:p>
          </table:table-cell>
          <table:table-cell office:value-type="float" office:value="6.630597" calcext:value-type="float">
            <text:p>6,630597</text:p>
          </table:table-cell>
          <table:table-cell office:value-type="float" office:value="0.9358217" calcext:value-type="float">
            <text:p>0,9358217</text:p>
          </table:table-cell>
          <table:table-cell office:value-type="float" office:value="6" calcext:value-type="float">
            <text:p>6</text:p>
          </table:table-cell>
          <table:table-cell office:value-type="float" office:value="4.265446" calcext:value-type="float">
            <text:p>4,265446</text:p>
          </table:table-cell>
          <table:table-cell office:value-type="float" office:value="25.59268" calcext:value-type="float">
            <text:p>25,59268</text:p>
          </table:table-cell>
          <table:table-cell office:value-type="float" office:value="5.225021" calcext:value-type="float">
            <text:p>5,225021</text:p>
          </table:table-cell>
          <table:table-cell office:value-type="float" office:value="41.80017" calcext:value-type="float">
            <text:p>41,80017</text:p>
          </table:table-cell>
          <table:table-cell office:value-type="float" office:value="16.46" calcext:value-type="float">
            <text:p>16,4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76.92297" calcext:value-type="float">
            <text:p>76,92297</text:p>
          </table:table-cell>
          <table:table-cell office:value-type="float" office:value="21.6277" calcext:value-type="float">
            <text:p>21,6277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8.546996" calcext:value-type="float">
            <text:p>8,546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5995659" calcext:value-type="float">
            <text:p>0,5995659</text:p>
          </table:table-cell>
          <table:table-cell office:value-type="float" office:value="0.2811895" calcext:value-type="float">
            <text:p>0,2811895</text:p>
          </table:table-cell>
          <table:table-cell office:value-type="float" office:value="0.5383962" calcext:value-type="float">
            <text:p>0,5383962</text:p>
          </table:table-cell>
          <table:table-cell office:value-type="float" office:value="10.55703" calcext:value-type="float">
            <text:p>10,55703</text:p>
          </table:table-cell>
          <table:table-cell office:value-type="float" office:value="9.555849" calcext:value-type="float">
            <text:p>9,555849</text:p>
          </table:table-cell>
          <table:table-cell office:value-type="float" office:value="0.908799" calcext:value-type="float">
            <text:p>0,908799</text:p>
          </table:table-cell>
          <table:table-cell office:value-type="float" office:value="2" calcext:value-type="float">
            <text:p>2</text:p>
          </table:table-cell>
          <table:table-cell office:value-type="float" office:value="13.90086" calcext:value-type="float">
            <text:p>13,90086</text:p>
          </table:table-cell>
          <table:table-cell office:value-type="float" office:value="27.80171" calcext:value-type="float">
            <text:p>27,80171</text:p>
          </table:table-cell>
          <table:table-cell office:value-type="float" office:value="1.887512" calcext:value-type="float">
            <text:p>1,887512</text:p>
          </table:table-cell>
          <table:table-cell office:value-type="float" office:value="15.10009" calcext:value-type="float">
            <text:p>15,10009</text:p>
          </table:table-cell>
          <table:table-cell office:value-type="float" office:value="12.76009" calcext:value-type="float">
            <text:p>12,76009</text:p>
          </table:table-cell>
          <table:table-cell office:value-type="string" calcext:value-type="string">
            <text:p>Perte d’un marqueur pied gauch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68.3267" calcext:value-type="float">
            <text:p>168,3267</text:p>
          </table:table-cell>
          <table:table-cell office:value-type="float" office:value="44.80546" calcext:value-type="float">
            <text:p>44,80546</text:p>
          </table:table-cell>
          <table:table-cell office:value-type="string" calcext:value-type="string">
            <text:p>11.12.13.14.13.23.13.23.33.32.42.43.44</text:p>
          </table:table-cell>
          <table:table-cell office:value-type="float" office:value="13" calcext:value-type="float">
            <text:p>13</text:p>
          </table:table-cell>
          <table:table-cell office:value-type="float" office:value="12.94821" calcext:value-type="float">
            <text:p>12,94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36488" calcext:value-type="float">
            <text:p>40,36488</text:p>
          </table:table-cell>
          <table:table-cell office:value-type="float" office:value="0.2334853" calcext:value-type="float">
            <text:p>0,2334853</text:p>
          </table:table-cell>
          <table:table-cell office:value-type="float" office:value="80" calcext:value-type="float">
            <text:p>80</text:p>
          </table:table-cell>
          <table:table-cell office:value-type="float" office:value="0.661378" calcext:value-type="float">
            <text:p>0,661378</text:p>
          </table:table-cell>
          <table:table-cell office:value-type="float" office:value="0.2661947" calcext:value-type="float">
            <text:p>0,2661947</text:p>
          </table:table-cell>
          <table:table-cell office:value-type="float" office:value="0.4885696" calcext:value-type="float">
            <text:p>0,4885696</text:p>
          </table:table-cell>
          <table:table-cell office:value-type="float" office:value="58.51739" calcext:value-type="float">
            <text:p>58,51739</text:p>
          </table:table-cell>
          <table:table-cell office:value-type="float" office:value="12.90067" calcext:value-type="float">
            <text:p>12,90067</text:p>
          </table:table-cell>
          <table:table-cell office:value-type="float" office:value="0.8788104" calcext:value-type="float">
            <text:p>0,8788104</text:p>
          </table:table-cell>
          <table:table-cell office:value-type="float" office:value="19" calcext:value-type="float">
            <text:p>19</text:p>
          </table:table-cell>
          <table:table-cell office:value-type="float" office:value="4.005302" calcext:value-type="float">
            <text:p>4,005302</text:p>
          </table:table-cell>
          <table:table-cell office:value-type="float" office:value="76.10074" calcext:value-type="float">
            <text:p>76,10074</text:p>
          </table:table-cell>
          <table:table-cell office:value-type="float" office:value="6.097515" calcext:value-type="float">
            <text:p>6,097515</text:p>
          </table:table-cell>
          <table:table-cell office:value-type="float" office:value="48.78012" calcext:value-type="float">
            <text:p>48,78012</text:p>
          </table:table-cell>
          <table:table-cell office:value-type="float" office:value="33.41998" calcext:value-type="float">
            <text:p>33,419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5.99983" calcext:value-type="float">
            <text:p>45,99983</text:p>
          </table:table-cell>
          <table:table-cell office:value-type="float" office:value="22.80246" calcext:value-type="float">
            <text:p>22,80246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5.111092" calcext:value-type="float">
            <text:p>5,111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.004443" calcext:value-type="float">
            <text:p>1,004443</text:p>
          </table:table-cell>
          <table:table-cell office:value-type="float" office:value="0.4958059" calcext:value-type="float">
            <text:p>0,4958059</text:p>
          </table:table-cell>
          <table:table-cell office:value-type="float" office:value="0.9737083" calcext:value-type="float">
            <text:p>0,9737083</text:p>
          </table:table-cell>
          <table:table-cell office:value-type="float" office:value="51.90775" calcext:value-type="float">
            <text:p>51,90775</text:p>
          </table:table-cell>
          <table:table-cell office:value-type="float" office:value="3.932241" calcext:value-type="float">
            <text:p>3,932241</text:p>
          </table:table-cell>
          <table:table-cell office:value-type="float" office:value="0.9614358" calcext:value-type="float">
            <text:p>0,9614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99996" calcext:value-type="float">
            <text:p>0,8199996</text:p>
          </table:table-cell>
          <table:table-cell office:value-type="float" office:value="6.559997" calcext:value-type="float">
            <text:p>6,55999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7.40631" calcext:value-type="float">
            <text:p>57,40631</text:p>
          </table:table-cell>
          <table:table-cell office:value-type="float" office:value="22.41947" calcext:value-type="float">
            <text:p>22,41947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6.378479" calcext:value-type="float">
            <text:p>6,378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7393937" calcext:value-type="float">
            <text:p>0,7393937</text:p>
          </table:table-cell>
          <table:table-cell office:value-type="float" office:value="0.390588" calcext:value-type="float">
            <text:p>0,390588</text:p>
          </table:table-cell>
          <table:table-cell office:value-type="float" office:value="0.9380623" calcext:value-type="float">
            <text:p>0,9380623</text:p>
          </table:table-cell>
          <table:table-cell office:value-type="float" office:value="41.96782" calcext:value-type="float">
            <text:p>41,96782</text:p>
          </table:table-cell>
          <table:table-cell office:value-type="float" office:value="2.149479" calcext:value-type="float">
            <text:p>2,149479</text:p>
          </table:table-cell>
          <table:table-cell office:value-type="float" office:value="0.9787338" calcext:value-type="float">
            <text:p>0,9787338</text:p>
          </table:table-cell>
          <table:table-cell office:value-type="float" office:value="3" calcext:value-type="float">
            <text:p>3</text:p>
          </table:table-cell>
          <table:table-cell office:value-type="float" office:value="3.580777" calcext:value-type="float">
            <text:p>3,580777</text:p>
          </table:table-cell>
          <table:table-cell office:value-type="float" office:value="10.74233" calcext:value-type="float">
            <text:p>10,74233</text:p>
          </table:table-cell>
          <table:table-cell office:value-type="float" office:value="1.279999" calcext:value-type="float">
            <text:p>1,279999</text:p>
          </table:table-cell>
          <table:table-cell office:value-type="float" office:value="10.24" calcext:value-type="float">
            <text:p>10,24</text:p>
          </table:table-cell>
          <table:table-cell office:value-type="float" office:value="4.579997" calcext:value-type="float">
            <text:p>4,5799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57.7416" calcext:value-type="float">
            <text:p>157,7416</text:p>
          </table:table-cell>
          <table:table-cell office:value-type="float" office:value="29.95912" calcext:value-type="float">
            <text:p>29,95912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17.52685" calcext:value-type="float">
            <text:p>17,526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4765488" calcext:value-type="float">
            <text:p>0,4765488</text:p>
          </table:table-cell>
          <table:table-cell office:value-type="float" office:value="0.1899343" calcext:value-type="float">
            <text:p>0,1899343</text:p>
          </table:table-cell>
          <table:table-cell office:value-type="float" office:value="0.4654852" calcext:value-type="float">
            <text:p>0,4654852</text:p>
          </table:table-cell>
          <table:table-cell office:value-type="float" office:value="54.96146" calcext:value-type="float">
            <text:p>54,96146</text:p>
          </table:table-cell>
          <table:table-cell office:value-type="float" office:value="1.879887" calcext:value-type="float">
            <text:p>1,879887</text:p>
          </table:table-cell>
          <table:table-cell office:value-type="float" office:value="0.9813762" calcext:value-type="float">
            <text:p>0,9813762</text:p>
          </table:table-cell>
          <table:table-cell office:value-type="float" office:value="16" calcext:value-type="float">
            <text:p>16</text:p>
          </table:table-cell>
          <table:table-cell office:value-type="float" office:value="2.910075" calcext:value-type="float">
            <text:p>2,910075</text:p>
          </table:table-cell>
          <table:table-cell office:value-type="float" office:value="46.5612" calcext:value-type="float">
            <text:p>46,5612</text:p>
          </table:table-cell>
          <table:table-cell office:value-type="float" office:value="6.480012" calcext:value-type="float">
            <text:p>6,480012</text:p>
          </table:table-cell>
          <table:table-cell office:value-type="float" office:value="51.8401" calcext:value-type="float">
            <text:p>51,8401</text:p>
          </table:table-cell>
          <table:table-cell office:value-type="float" office:value="21.35999" calcext:value-type="float">
            <text:p>21,35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.18608" calcext:value-type="float">
            <text:p>34,18608</text:p>
          </table:table-cell>
          <table:table-cell office:value-type="float" office:value="20.7041" calcext:value-type="float">
            <text:p>20,7041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3.798453" calcext:value-type="float">
            <text:p>3,7984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311619" calcext:value-type="float">
            <text:p>0,9311619</text:p>
          </table:table-cell>
          <table:table-cell office:value-type="float" office:value="0.6057986" calcext:value-type="float">
            <text:p>0,6057986</text:p>
          </table:table-cell>
          <table:table-cell office:value-type="float" office:value="1.374235" calcext:value-type="float">
            <text:p>1,374235</text:p>
          </table:table-cell>
          <table:table-cell office:value-type="float" office:value="52.32019" calcext:value-type="float">
            <text:p>52,32019</text:p>
          </table:table-cell>
          <table:table-cell office:value-type="float" office:value="4.876177" calcext:value-type="float">
            <text:p>4,876177</text:p>
          </table:table-cell>
          <table:table-cell office:value-type="float" office:value="0.9523988" calcext:value-type="float">
            <text:p>0,9523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24997" calcext:value-type="float">
            <text:p>0,7224997</text:p>
          </table:table-cell>
          <table:table-cell office:value-type="float" office:value="5.779997" calcext:value-type="float">
            <text:p>5,77999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8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8.50834" calcext:value-type="float">
            <text:p>38,50834</text:p>
          </table:table-cell>
          <table:table-cell office:value-type="float" office:value="22.67187" calcext:value-type="float">
            <text:p>22,67187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4.278704" calcext:value-type="float">
            <text:p>4,278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8615739" calcext:value-type="float">
            <text:p>0,8615739</text:p>
          </table:table-cell>
          <table:table-cell office:value-type="float" office:value="0.5888825" calcext:value-type="float">
            <text:p>0,5888825</text:p>
          </table:table-cell>
          <table:table-cell office:value-type="float" office:value="1.491838" calcext:value-type="float">
            <text:p>1,491838</text:p>
          </table:table-cell>
          <table:table-cell office:value-type="float" office:value="5.107988" calcext:value-type="float">
            <text:p>5,107988</text:p>
          </table:table-cell>
          <table:table-cell office:value-type="float" office:value="2.370041" calcext:value-type="float">
            <text:p>2,370041</text:p>
          </table:table-cell>
          <table:table-cell office:value-type="float" office:value="0.9765772" calcext:value-type="float">
            <text:p>0,97657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34548" calcext:value-type="float">
            <text:p>1,834548</text:p>
          </table:table-cell>
          <table:table-cell office:value-type="float" office:value="0.175" calcext:value-type="float">
            <text:p>0,175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80.20876" calcext:value-type="float">
            <text:p>80,20876</text:p>
          </table:table-cell>
          <table:table-cell office:value-type="float" office:value="27.06428" calcext:value-type="float">
            <text:p>27,06428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8.912084" calcext:value-type="float">
            <text:p>8,912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6409452" calcext:value-type="float">
            <text:p>0,6409452</text:p>
          </table:table-cell>
          <table:table-cell office:value-type="float" office:value="0.337453" calcext:value-type="float">
            <text:p>0,337453</text:p>
          </table:table-cell>
          <table:table-cell office:value-type="float" office:value="0.7894478" calcext:value-type="float">
            <text:p>0,7894478</text:p>
          </table:table-cell>
          <table:table-cell office:value-type="float" office:value="65.6217" calcext:value-type="float">
            <text:p>65,6217</text:p>
          </table:table-cell>
          <table:table-cell office:value-type="float" office:value="12.0021" calcext:value-type="float">
            <text:p>12,0021</text:p>
          </table:table-cell>
          <table:table-cell office:value-type="float" office:value="0.8867738" calcext:value-type="float">
            <text:p>0,8867738</text:p>
          </table:table-cell>
          <table:table-cell office:value-type="float" office:value="5" calcext:value-type="float">
            <text:p>5</text:p>
          </table:table-cell>
          <table:table-cell office:value-type="float" office:value="3.737017" calcext:value-type="float">
            <text:p>3,737017</text:p>
          </table:table-cell>
          <table:table-cell office:value-type="float" office:value="18.68509" calcext:value-type="float">
            <text:p>18,68509</text:p>
          </table:table-cell>
          <table:table-cell office:value-type="float" office:value="2.942499" calcext:value-type="float">
            <text:p>2,942499</text:p>
          </table:table-cell>
          <table:table-cell office:value-type="float" office:value="23.53999" calcext:value-type="float">
            <text:p>23,53999</text:p>
          </table:table-cell>
          <table:table-cell office:value-type="float" office:value="12.03999" calcext:value-type="float">
            <text:p>12,03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79.50353" calcext:value-type="float">
            <text:p>79,50353</text:p>
          </table:table-cell>
          <table:table-cell office:value-type="float" office:value="28.18133" calcext:value-type="float">
            <text:p>28,18133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8.833726" calcext:value-type="float">
            <text:p>8,8337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8044158" calcext:value-type="float">
            <text:p>0,8044158</text:p>
          </table:table-cell>
          <table:table-cell office:value-type="float" office:value="0.3545029" calcext:value-type="float">
            <text:p>0,3545029</text:p>
          </table:table-cell>
          <table:table-cell office:value-type="float" office:value="0.619278" calcext:value-type="float">
            <text:p>0,619278</text:p>
          </table:table-cell>
          <table:table-cell office:value-type="float" office:value="33.50168" calcext:value-type="float">
            <text:p>33,50168</text:p>
          </table:table-cell>
          <table:table-cell office:value-type="float" office:value="2.873897" calcext:value-type="float">
            <text:p>2,873897</text:p>
          </table:table-cell>
          <table:table-cell office:value-type="float" office:value="0.9716681" calcext:value-type="float">
            <text:p>0,9716681</text:p>
          </table:table-cell>
          <table:table-cell office:value-type="float" office:value="6" calcext:value-type="float">
            <text:p>6</text:p>
          </table:table-cell>
          <table:table-cell office:value-type="float" office:value="3.789001" calcext:value-type="float">
            <text:p>3,789001</text:p>
          </table:table-cell>
          <table:table-cell office:value-type="float" office:value="22.734" calcext:value-type="float">
            <text:p>22,734</text:p>
          </table:table-cell>
          <table:table-cell office:value-type="float" office:value="3.5175" calcext:value-type="float">
            <text:p>3,5175</text:p>
          </table:table-cell>
          <table:table-cell office:value-type="float" office:value="28.14" calcext:value-type="float">
            <text:p>28,14</text:p>
          </table:table-cell>
          <table:table-cell office:value-type="float" office:value="7.879994" calcext:value-type="float">
            <text:p>7,87999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5.33672" calcext:value-type="float">
            <text:p>35,33672</text:p>
          </table:table-cell>
          <table:table-cell office:value-type="float" office:value="23.16153" calcext:value-type="float">
            <text:p>23,16153</text:p>
          </table:table-cell>
          <table:table-cell office:value-type="string" calcext:value-type="string">
            <text:p>45.35.34.23.13.12.11.21.31</text:p>
          </table:table-cell>
          <table:table-cell office:value-type="float" office:value="9" calcext:value-type="float">
            <text:p>9</text:p>
          </table:table-cell>
          <table:table-cell office:value-type="float" office:value="3.926302" calcext:value-type="float">
            <text:p>3,926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072237" calcext:value-type="float">
            <text:p>1,072237</text:p>
          </table:table-cell>
          <table:table-cell office:value-type="float" office:value="0.6556237" calcext:value-type="float">
            <text:p>0,6556237</text:p>
          </table:table-cell>
          <table:table-cell office:value-type="float" office:value="1.357396" calcext:value-type="float">
            <text:p>1,357396</text:p>
          </table:table-cell>
          <table:table-cell office:value-type="float" office:value="47.24316" calcext:value-type="float">
            <text:p>47,24316</text:p>
          </table:table-cell>
          <table:table-cell office:value-type="float" office:value="0.1518473" calcext:value-type="float">
            <text:p>0,1518473</text:p>
          </table:table-cell>
          <table:table-cell office:value-type="float" office:value="0.9984827" calcext:value-type="float">
            <text:p>0,9984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75" calcext:value-type="float">
            <text:p>0,247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2.95526" calcext:value-type="float">
            <text:p>42,95526</text:p>
          </table:table-cell>
          <table:table-cell office:value-type="float" office:value="17.55757" calcext:value-type="float">
            <text:p>17,55757</text:p>
          </table:table-cell>
          <table:table-cell office:value-type="string" calcext:value-type="string">
            <text:p>15.24.33.43.42.32.22.21.20</text:p>
          </table:table-cell>
          <table:table-cell office:value-type="float" office:value="9" calcext:value-type="float">
            <text:p>9</text:p>
          </table:table-cell>
          <table:table-cell office:value-type="float" office:value="4.772806" calcext:value-type="float">
            <text:p>4,7728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6980462" calcext:value-type="float">
            <text:p>0,6980462</text:p>
          </table:table-cell>
          <table:table-cell office:value-type="float" office:value="0.408891" calcext:value-type="float">
            <text:p>0,408891</text:p>
          </table:table-cell>
          <table:table-cell office:value-type="float" office:value="1.387664" calcext:value-type="float">
            <text:p>1,387664</text:p>
          </table:table-cell>
          <table:table-cell office:value-type="float" office:value="47.73544" calcext:value-type="float">
            <text:p>47,73544</text:p>
          </table:table-cell>
          <table:table-cell office:value-type="float" office:value="7.351543" calcext:value-type="float">
            <text:p>7,351543</text:p>
          </table:table-cell>
          <table:table-cell office:value-type="float" office:value="0.929091" calcext:value-type="float">
            <text:p>0,9290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89558" calcext:value-type="float">
            <text:p>1,989558</text:p>
          </table:table-cell>
          <table:table-cell office:value-type="float" office:value="0.3885713" calcext:value-type="float">
            <text:p>0,3885713</text:p>
          </table:table-cell>
          <table:table-cell office:value-type="float" office:value="2.719999" calcext:value-type="float">
            <text:p>2,71999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5.76376" calcext:value-type="float">
            <text:p>45,76376</text:p>
          </table:table-cell>
          <table:table-cell office:value-type="float" office:value="21.4276" calcext:value-type="float">
            <text:p>21,4276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5.084863" calcext:value-type="float">
            <text:p>5,084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621583" calcext:value-type="float">
            <text:p>0,9621583</text:p>
          </table:table-cell>
          <table:table-cell office:value-type="float" office:value="0.4683624" calcext:value-type="float">
            <text:p>0,4683624</text:p>
          </table:table-cell>
          <table:table-cell office:value-type="float" office:value="0.7173123" calcext:value-type="float">
            <text:p>0,7173123</text:p>
          </table:table-cell>
          <table:table-cell office:value-type="float" office:value="12.52247" calcext:value-type="float">
            <text:p>12,52247</text:p>
          </table:table-cell>
          <table:table-cell office:value-type="float" office:value="6.184457" calcext:value-type="float">
            <text:p>6,184457</text:p>
          </table:table-cell>
          <table:table-cell office:value-type="float" office:value="0.9400104" calcext:value-type="float">
            <text:p>0,9400104</text:p>
          </table:table-cell>
          <table:table-cell office:value-type="float" office:value="2" calcext:value-type="float">
            <text:p>2</text:p>
          </table:table-cell>
          <table:table-cell office:value-type="float" office:value="2.916752" calcext:value-type="float">
            <text:p>2,916752</text:p>
          </table:table-cell>
          <table:table-cell office:value-type="float" office:value="5.833504" calcext:value-type="float">
            <text:p>5,833504</text:p>
          </table:table-cell>
          <table:table-cell office:value-type="float" office:value="1.504999" calcext:value-type="float">
            <text:p>1,504999</text:p>
          </table:table-cell>
          <table:table-cell office:value-type="float" office:value="12.03999" calcext:value-type="float">
            <text:p>12,03999</text:p>
          </table:table-cell>
          <table:table-cell office:value-type="float" office:value="2.439999" calcext:value-type="float">
            <text:p>2,439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88.8078" calcext:value-type="float">
            <text:p>88,8078</text:p>
          </table:table-cell>
          <table:table-cell office:value-type="float" office:value="34.71617" calcext:value-type="float">
            <text:p>34,71617</text:p>
          </table:table-cell>
          <table:table-cell office:value-type="string" calcext:value-type="string">
            <text:p>11.12.13.23.33.43.53.43.33.23.33.32.42.43.44</text:p>
          </table:table-cell>
          <table:table-cell office:value-type="float" office:value="15" calcext:value-type="float">
            <text:p>15</text:p>
          </table:table-cell>
          <table:table-cell office:value-type="float" office:value="5.92052" calcext:value-type="float">
            <text:p>5,920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.25156" calcext:value-type="float">
            <text:p>40,25156</text:p>
          </table:table-cell>
          <table:table-cell office:value-type="float" office:value="3.422179" calcext:value-type="float">
            <text:p>3,422179</text:p>
          </table:table-cell>
          <table:table-cell office:value-type="float" office:value="66" calcext:value-type="float">
            <text:p>66</text:p>
          </table:table-cell>
          <table:table-cell office:value-type="float" office:value="0.8528612" calcext:value-type="float">
            <text:p>0,8528612</text:p>
          </table:table-cell>
          <table:table-cell office:value-type="float" office:value="0.3909537" calcext:value-type="float">
            <text:p>0,3909537</text:p>
          </table:table-cell>
          <table:table-cell office:value-type="float" office:value="0.8236954" calcext:value-type="float">
            <text:p>0,8236954</text:p>
          </table:table-cell>
          <table:table-cell office:value-type="float" office:value="53.36056" calcext:value-type="float">
            <text:p>53,36056</text:p>
          </table:table-cell>
          <table:table-cell office:value-type="float" office:value="13.86432" calcext:value-type="float">
            <text:p>13,86432</text:p>
          </table:table-cell>
          <table:table-cell office:value-type="float" office:value="0.8703447" calcext:value-type="float">
            <text:p>0,8703447</text:p>
          </table:table-cell>
          <table:table-cell office:value-type="float" office:value="5" calcext:value-type="float">
            <text:p>5</text:p>
          </table:table-cell>
          <table:table-cell office:value-type="float" office:value="-11.73471" calcext:value-type="float">
            <text:p>-11,73471</text:p>
          </table:table-cell>
          <table:table-cell office:value-type="float" office:value="22.934001" calcext:value-type="float">
            <text:p>22,934001</text:p>
          </table:table-cell>
          <table:table-cell office:value-type="float" office:value="5.73350025" calcext:value-type="float">
            <text:p>5,73350025</text:p>
          </table:table-cell>
          <table:table-cell office:value-type="float" office:value="14.59999" calcext:value-type="float">
            <text:p>14,59999</text:p>
          </table:table-cell>
          <table:table-cell office:value-type="float" office:value="2.839999" calcext:value-type="float">
            <text:p>2,8399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5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8.76495" calcext:value-type="float">
            <text:p>68,76495</text:p>
          </table:table-cell>
          <table:table-cell office:value-type="float" office:value="37.66087" calcext:value-type="float">
            <text:p>37,66087</text:p>
          </table:table-cell>
          <table:table-cell office:value-type="string" calcext:value-type="string">
            <text:p>15.25.35.45.35.25.15.25.24.33.43.42.32.22.21</text:p>
          </table:table-cell>
          <table:table-cell office:value-type="float" office:value="15" calcext:value-type="float">
            <text:p>15</text:p>
          </table:table-cell>
          <table:table-cell office:value-type="float" office:value="4.58433" calcext:value-type="float">
            <text:p>4,584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10763" calcext:value-type="float">
            <text:p>28,10763</text:p>
          </table:table-cell>
          <table:table-cell office:value-type="float" office:value="3.498919" calcext:value-type="float">
            <text:p>3,498919</text:p>
          </table:table-cell>
          <table:table-cell office:value-type="float" office:value="76" calcext:value-type="float">
            <text:p>76</text:p>
          </table:table-cell>
          <table:table-cell office:value-type="float" office:value="0.8618721" calcext:value-type="float">
            <text:p>0,8618721</text:p>
          </table:table-cell>
          <table:table-cell office:value-type="float" office:value="0.5477285" calcext:value-type="float">
            <text:p>0,5477285</text:p>
          </table:table-cell>
          <table:table-cell office:value-type="float" office:value="1.118672" calcext:value-type="float">
            <text:p>1,118672</text:p>
          </table:table-cell>
          <table:table-cell office:value-type="float" office:value="43.51099" calcext:value-type="float">
            <text:p>43,51099</text:p>
          </table:table-cell>
          <table:table-cell office:value-type="float" office:value="15.74226" calcext:value-type="float">
            <text:p>15,74226</text:p>
          </table:table-cell>
          <table:table-cell office:value-type="float" office:value="0.8540642" calcext:value-type="float">
            <text:p>0,8540642</text:p>
          </table:table-cell>
          <table:table-cell office:value-type="float" office:value="2" calcext:value-type="float">
            <text:p>2</text:p>
          </table:table-cell>
          <table:table-cell office:value-type="float" office:value="3.859774" calcext:value-type="float">
            <text:p>3,859774</text:p>
          </table:table-cell>
          <table:table-cell office:value-type="float" office:value="7.719547" calcext:value-type="float">
            <text:p>7,719547</text:p>
          </table:table-cell>
          <table:table-cell office:value-type="float" office:value="1.342499" calcext:value-type="float">
            <text:p>1,342499</text:p>
          </table:table-cell>
          <table:table-cell office:value-type="float" office:value="10.73999" calcext:value-type="float">
            <text:p>10,73999</text:p>
          </table:table-cell>
          <table:table-cell office:value-type="float" office:value="0.22" calcext:value-type="float">
            <text:p>0,2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1.16302" calcext:value-type="float">
            <text:p>41,16302</text:p>
          </table:table-cell>
          <table:table-cell office:value-type="float" office:value="19.7808" calcext:value-type="float">
            <text:p>19,7808</text:p>
          </table:table-cell>
          <table:table-cell office:value-type="string" calcext:value-type="string">
            <text:p>45.35.23.13.12.11.21.31.30</text:p>
          </table:table-cell>
          <table:table-cell office:value-type="float" office:value="9" calcext:value-type="float">
            <text:p>9</text:p>
          </table:table-cell>
          <table:table-cell office:value-type="float" office:value="4.573669" calcext:value-type="float">
            <text:p>4,5736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949281" calcext:value-type="float">
            <text:p>0,9949281</text:p>
          </table:table-cell>
          <table:table-cell office:value-type="float" office:value="0.4806321" calcext:value-type="float">
            <text:p>0,4806321</text:p>
          </table:table-cell>
          <table:table-cell office:value-type="float" office:value="0.808861" calcext:value-type="float">
            <text:p>0,808861</text:p>
          </table:table-cell>
          <table:table-cell office:value-type="float" office:value="44.91925" calcext:value-type="float">
            <text:p>44,91925</text:p>
          </table:table-cell>
          <table:table-cell office:value-type="float" office:value="25.18094" calcext:value-type="float">
            <text:p>25,18094</text:p>
          </table:table-cell>
          <table:table-cell office:value-type="float" office:value="0.7763493" calcext:value-type="float">
            <text:p>0,7763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9999" calcext:value-type="float">
            <text:p>0,769999</text:p>
          </table:table-cell>
          <table:table-cell office:value-type="float" office:value="6.159995" calcext:value-type="float">
            <text:p>6,159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0.18812" calcext:value-type="float">
            <text:p>30,18812</text:p>
          </table:table-cell>
          <table:table-cell office:value-type="float" office:value="18.89151" calcext:value-type="float">
            <text:p>18,89151</text:p>
          </table:table-cell>
          <table:table-cell office:value-type="string" calcext:value-type="string">
            <text:p>11.12.13.23.33.32.42.43.44</text:p>
          </table:table-cell>
          <table:table-cell office:value-type="float" office:value="9" calcext:value-type="float">
            <text:p>9</text:p>
          </table:table-cell>
          <table:table-cell office:value-type="float" office:value="3.354236" calcext:value-type="float">
            <text:p>3,354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33503" calcext:value-type="float">
            <text:p>0,933503</text:p>
          </table:table-cell>
          <table:table-cell office:value-type="float" office:value="0.6260024" calcext:value-type="float">
            <text:p>0,6260024</text:p>
          </table:table-cell>
          <table:table-cell office:value-type="float" office:value="1.546528" calcext:value-type="float">
            <text:p>1,546528</text:p>
          </table:table-cell>
          <table:table-cell office:value-type="float" office:value="47.35013" calcext:value-type="float">
            <text:p>47,35013</text:p>
          </table:table-cell>
          <table:table-cell office:value-type="float" office:value="8.056368" calcext:value-type="float">
            <text:p>8,056368</text:p>
          </table:table-cell>
          <table:table-cell office:value-type="float" office:value="0.9225559" calcext:value-type="float">
            <text:p>0,9225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49998" calcext:value-type="float">
            <text:p>0,4749998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36.1658" calcext:value-type="float">
            <text:p>136,1658</text:p>
          </table:table-cell>
          <table:table-cell office:value-type="float" office:value="32.15509" calcext:value-type="float">
            <text:p>32,15509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15.12953" calcext:value-type="float">
            <text:p>15,12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5470399" calcext:value-type="float">
            <text:p>0,5470399</text:p>
          </table:table-cell>
          <table:table-cell office:value-type="float" office:value="0.2361625" calcext:value-type="float">
            <text:p>0,2361625</text:p>
          </table:table-cell>
          <table:table-cell office:value-type="float" office:value="0.5857994" calcext:value-type="float">
            <text:p>0,5857994</text:p>
          </table:table-cell>
          <table:table-cell office:value-type="float" office:value="32.21154" calcext:value-type="float">
            <text:p>32,21154</text:p>
          </table:table-cell>
          <table:table-cell office:value-type="float" office:value="4.105931" calcext:value-type="float">
            <text:p>4,105931</text:p>
          </table:table-cell>
          <table:table-cell office:value-type="float" office:value="0.9597667" calcext:value-type="float">
            <text:p>0,9597667</text:p>
          </table:table-cell>
          <table:table-cell office:value-type="float" office:value="16" calcext:value-type="float">
            <text:p>16</text:p>
          </table:table-cell>
          <table:table-cell office:value-type="float" office:value="3.190765" calcext:value-type="float">
            <text:p>3,190765</text:p>
          </table:table-cell>
          <table:table-cell office:value-type="float" office:value="51.05224" calcext:value-type="float">
            <text:p>51,05224</text:p>
          </table:table-cell>
          <table:table-cell office:value-type="float" office:value="7.617529" calcext:value-type="float">
            <text:p>7,617529</text:p>
          </table:table-cell>
          <table:table-cell office:value-type="float" office:value="60.94024" calcext:value-type="float">
            <text:p>60,94024</text:p>
          </table:table-cell>
          <table:table-cell office:value-type="float" office:value="31.39998" calcext:value-type="float">
            <text:p>31,399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4.39749" calcext:value-type="float">
            <text:p>74,39749</text:p>
          </table:table-cell>
          <table:table-cell office:value-type="float" office:value="24.64387" calcext:value-type="float">
            <text:p>24,64387</text:p>
          </table:table-cell>
          <table:table-cell office:value-type="string" calcext:value-type="string">
            <text:p>45.35.34.23.13.12.11.21</text:p>
          </table:table-cell>
          <table:table-cell office:value-type="float" office:value="8" calcext:value-type="float">
            <text:p>8</text:p>
          </table:table-cell>
          <table:table-cell office:value-type="float" office:value="9.299686" calcext:value-type="float">
            <text:p>9,299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5269826" calcext:value-type="float">
            <text:p>0,5269826</text:p>
          </table:table-cell>
          <table:table-cell office:value-type="float" office:value="0.3312765" calcext:value-type="float">
            <text:p>0,3312765</text:p>
          </table:table-cell>
          <table:table-cell office:value-type="float" office:value="1.06918" calcext:value-type="float">
            <text:p>1,06918</text:p>
          </table:table-cell>
          <table:table-cell office:value-type="float" office:value="42.0913" calcext:value-type="float">
            <text:p>42,0913</text:p>
          </table:table-cell>
          <table:table-cell office:value-type="float" office:value="1.626126" calcext:value-type="float">
            <text:p>1,626126</text:p>
          </table:table-cell>
          <table:table-cell office:value-type="float" office:value="0.9838699" calcext:value-type="float">
            <text:p>0,9838699</text:p>
          </table:table-cell>
          <table:table-cell office:value-type="float" office:value="4" calcext:value-type="float">
            <text:p>4</text:p>
          </table:table-cell>
          <table:table-cell office:value-type="float" office:value="2.18455" calcext:value-type="float">
            <text:p>2,18455</text:p>
          </table:table-cell>
          <table:table-cell office:value-type="float" office:value="6.55365" calcext:value-type="float">
            <text:p>6,55365</text:p>
          </table:table-cell>
          <table:table-cell office:value-type="float" office:value="3.015001" calcext:value-type="float">
            <text:p>3,015001</text:p>
          </table:table-cell>
          <table:table-cell office:value-type="float" office:value="24.12" calcext:value-type="float">
            <text:p>24,12</text:p>
          </table:table-cell>
          <table:table-cell office:value-type="float" office:value="4.419997" calcext:value-type="float">
            <text:p>4,4199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98.85225" calcext:value-type="float">
            <text:p>98,85225</text:p>
          </table:table-cell>
          <table:table-cell office:value-type="float" office:value="28.76069" calcext:value-type="float">
            <text:p>28,76069</text:p>
          </table:table-cell>
          <table:table-cell office:value-type="string" calcext:value-type="string">
            <text:p>15.25.24.33.43.42.32.22.21</text:p>
          </table:table-cell>
          <table:table-cell office:value-type="float" office:value="9" calcext:value-type="float">
            <text:p>9</text:p>
          </table:table-cell>
          <table:table-cell office:value-type="float" office:value="10.98358" calcext:value-type="float">
            <text:p>10,983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5739388" calcext:value-type="float">
            <text:p>0,5739388</text:p>
          </table:table-cell>
          <table:table-cell office:value-type="float" office:value="0.2909693" calcext:value-type="float">
            <text:p>0,2909693</text:p>
          </table:table-cell>
          <table:table-cell office:value-type="float" office:value="0.8479865" calcext:value-type="float">
            <text:p>0,8479865</text:p>
          </table:table-cell>
          <table:table-cell office:value-type="float" office:value="38.19128" calcext:value-type="float">
            <text:p>38,19128</text:p>
          </table:table-cell>
          <table:table-cell office:value-type="float" office:value="6.198394" calcext:value-type="float">
            <text:p>6,198394</text:p>
          </table:table-cell>
          <table:table-cell office:value-type="float" office:value="0.9398793" calcext:value-type="float">
            <text:p>0,9398793</text:p>
          </table:table-cell>
          <table:table-cell office:value-type="float" office:value="8" calcext:value-type="float">
            <text:p>8</text:p>
          </table:table-cell>
          <table:table-cell office:value-type="float" office:value="2.833049" calcext:value-type="float">
            <text:p>2,833049</text:p>
          </table:table-cell>
          <table:table-cell office:value-type="float" office:value="22.664397" calcext:value-type="float">
            <text:p>22,664397</text:p>
          </table:table-cell>
          <table:table-cell office:value-type="float" office:value="3.867504" calcext:value-type="float">
            <text:p>3,867504</text:p>
          </table:table-cell>
          <table:table-cell office:value-type="float" office:value="30.94003" calcext:value-type="float">
            <text:p>30,94003</text:p>
          </table:table-cell>
          <table:table-cell office:value-type="float" office:value="12.21999" calcext:value-type="float">
            <text:p>12,21999</text:p>
          </table:table-cell>
          <table:table-cell table:number-columns-repeated="998"/>
        </table:table-row>
      </table:table>
      <table:table table:name="Feuille2" table:style-name="ta1">
        <table:table-column table:style-name="co2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2T02:04:15.631000000</dc:date>
    <meta:editing-duration>PT17M6S</meta:editing-duration>
    <meta:editing-cycles>6</meta:editing-cycles>
    <meta:generator>LibreOffice/7.1.2.2$Windows_X86_64 LibreOffice_project/8a45595d069ef5570103caea1b71cc9d82b2aae4</meta:generator>
    <meta:document-statistic meta:table-count="2" meta:cell-count="1939" meta:object-count="0"/>
  </office:meta>
</office:document-meta>
</file>